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26.92mm"/>
    </style:style>
    <style:style style:name="co5" style:family="table-column">
      <style:table-column-properties fo:break-before="auto" style:column-width="51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1" table:number-columns-repeated="4" table:default-cell-style-name="ce4"/>
        <table:table-column table:style-name="co2" table:default-cell-style-name="ce4"/>
        <table:table-column table:style-name="co3" table:default-cell-style-name="ce4"/>
        <table:table-column table:style-name="co1" table:number-columns-repeated="4" table:default-cell-style-name="ce4"/>
        <table:table-column table:style-name="co4" table:default-cell-style-name="ce4"/>
        <table:table-column table:style-name="co1" table:number-columns-repeated="9" table:default-cell-style-name="ce4"/>
        <table:table-column table:style-name="co5" table:default-cell-style-name="ce3"/>
        <table:table-row table:style-name="ro1">
          <table:table-cell table:style-name="ce1" office:value-type="string" calcext:value-type="string">
            <text:p>EPOCH</text:p>
          </table:table-cell>
          <table:table-cell table:style-name="ce3" office:value-type="string" calcext:value-type="string">
            <text:p>RUN1</text:p>
          </table:table-cell>
          <table:table-cell table:style-name="ce3" office:value-type="string" calcext:value-type="string">
            <text:p>RUN2</text:p>
          </table:table-cell>
          <table:table-cell table:style-name="ce3" office:value-type="string" calcext:value-type="string">
            <text:p>RUN3</text:p>
          </table:table-cell>
          <table:table-cell table:style-name="ce3" office:value-type="string" calcext:value-type="string">
            <text:p>RUN4</text:p>
          </table:table-cell>
          <table:table-cell table:style-name="ce3" office:value-type="string" calcext:value-type="string">
            <text:p>RUN5</text:p>
          </table:table-cell>
          <table:table-cell table:style-name="ce3" office:value-type="string" calcext:value-type="string">
            <text:p>RUN6</text:p>
          </table:table-cell>
          <table:table-cell table:style-name="ce3" office:value-type="string" calcext:value-type="string">
            <text:p>RUN7</text:p>
          </table:table-cell>
          <table:table-cell table:style-name="ce3" office:value-type="string" calcext:value-type="string">
            <text:p>RUN8</text:p>
          </table:table-cell>
          <table:table-cell table:style-name="ce3" office:value-type="string" calcext:value-type="string">
            <text:p>RUN9</text:p>
          </table:table-cell>
          <table:table-cell table:style-name="ce3" office:value-type="string" calcext:value-type="string">
            <text:p>RUN10</text:p>
          </table:table-cell>
          <table:table-cell table:style-name="ce3" office:value-type="string" calcext:value-type="string">
            <text:p>RUN11</text:p>
          </table:table-cell>
          <table:table-cell table:style-name="ce3" office:value-type="string" calcext:value-type="string">
            <text:p>RUN12</text:p>
          </table:table-cell>
          <table:table-cell table:style-name="ce3" office:value-type="string" calcext:value-type="string">
            <text:p>RUN13</text:p>
          </table:table-cell>
          <table:table-cell table:style-name="ce3" office:value-type="string" calcext:value-type="string">
            <text:p>RUN14</text:p>
          </table:table-cell>
          <table:table-cell table:style-name="ce3" office:value-type="string" calcext:value-type="string">
            <text:p>RUN15</text:p>
          </table:table-cell>
          <table:table-cell table:style-name="ce3" office:value-type="string" calcext:value-type="string">
            <text:p>RUN16</text:p>
          </table:table-cell>
          <table:table-cell table:style-name="ce3" office:value-type="string" calcext:value-type="string">
            <text:p>RUN17</text:p>
          </table:table-cell>
          <table:table-cell table:style-name="ce3" office:value-type="string" calcext:value-type="string">
            <text:p>RUN18</text:p>
          </table:table-cell>
          <table:table-cell table:style-name="ce3" office:value-type="string" calcext:value-type="string">
            <text:p>RUN19</text:p>
          </table:table-cell>
          <table:table-cell table:style-name="ce3" office:value-type="string" calcext:value-type="string">
            <text:p>RUN20</text:p>
          </table:table-cell>
          <table:table-cell office:value-type="string" calcext:value-type="string">
            <text:p>ACC 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1334335384" calcext:value-type="float">
            <text:p>0.621334</text:p>
          </table:table-cell>
          <table:table-cell office:value-type="float" office:value="0.628275023136" calcext:value-type="float">
            <text:p>0.628275</text:p>
          </table:table-cell>
          <table:table-cell office:value-type="float" office:value="0.662981467824" calcext:value-type="float">
            <text:p>0.662981</text:p>
          </table:table-cell>
          <table:table-cell office:value-type="float" office:value="0.629588613672" calcext:value-type="float">
            <text:p>0.629589</text:p>
          </table:table-cell>
          <table:table-cell office:value-type="float" office:value="0.65172526944" calcext:value-type="float">
            <text:p>0.651725</text:p>
          </table:table-cell>
          <table:table-cell office:value-type="float" office:value="0.634840971864" calcext:value-type="float">
            <text:p>0.634841</text:p>
          </table:table-cell>
          <table:table-cell office:value-type="float" office:value="0.628275023136" calcext:value-type="float">
            <text:p>0.628275</text:p>
          </table:table-cell>
          <table:table-cell office:value-type="float" office:value="0.626774063088" calcext:value-type="float">
            <text:p>0.626774</text:p>
          </table:table-cell>
          <table:table-cell office:value-type="float" office:value="0.62227218492" calcext:value-type="float">
            <text:p>0.622272</text:p>
          </table:table-cell>
          <table:table-cell office:value-type="float" office:value="0.6357788214" calcext:value-type="float">
            <text:p>0.635779</text:p>
          </table:table-cell>
          <table:table-cell office:value-type="float" office:value="0.66899909664" calcext:value-type="float">
            <text:p>0.668999</text:p>
          </table:table-cell>
          <table:table-cell office:value-type="float" office:value="0.657344032128" calcext:value-type="float">
            <text:p>0.657344</text:p>
          </table:table-cell>
          <table:table-cell office:value-type="float" office:value="0.646065455616" calcext:value-type="float">
            <text:p>0.646065</text:p>
          </table:table-cell>
          <table:table-cell office:value-type="float" office:value="0.652456715904" calcext:value-type="float">
            <text:p>0.652457</text:p>
          </table:table-cell>
          <table:table-cell office:value-type="float" office:value="0.639486453312" calcext:value-type="float">
            <text:p>0.639486</text:p>
          </table:table-cell>
          <table:table-cell office:value-type="float" office:value="0.652081231872" calcext:value-type="float">
            <text:p>0.652081</text:p>
          </table:table-cell>
          <table:table-cell office:value-type="float" office:value="0.6201259344" calcext:value-type="float">
            <text:p>0.620126</text:p>
          </table:table-cell>
          <table:table-cell office:value-type="float" office:value="0.628020134784" calcext:value-type="float">
            <text:p>0.628020</text:p>
          </table:table-cell>
          <table:table-cell office:value-type="float" office:value="0.635915339136" calcext:value-type="float">
            <text:p>0.635915</text:p>
          </table:table-cell>
          <table:table-cell office:value-type="float" office:value="0.651517001856" calcext:value-type="float">
            <text:p>0.651517</text:p>
          </table:table-cell>
          <table:table-cell table:formula="of:=AVERAGE([.B2:.U2])" office:value-type="float" office:value="0.6396928584756" calcext:value-type="float">
            <text:p>0.6396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8543367808" calcext:value-type="float">
            <text:p>0.778543</text:p>
          </table:table-cell>
          <table:table-cell office:value-type="float" office:value="0.762785291256" calcext:value-type="float">
            <text:p>0.762785</text:p>
          </table:table-cell>
          <table:table-cell office:value-type="float" office:value="0.781545287904" calcext:value-type="float">
            <text:p>0.781545</text:p>
          </table:table-cell>
          <table:table-cell office:value-type="float" office:value="0.7492776528" calcext:value-type="float">
            <text:p>0.749278</text:p>
          </table:table-cell>
          <table:table-cell office:value-type="float" office:value="0.76860075996" calcext:value-type="float">
            <text:p>0.768601</text:p>
          </table:table-cell>
          <table:table-cell office:value-type="float" office:value="0.741961224048" calcext:value-type="float">
            <text:p>0.741961</text:p>
          </table:table-cell>
          <table:table-cell office:value-type="float" office:value="0.74252433456" calcext:value-type="float">
            <text:p>0.742524</text:p>
          </table:table-cell>
          <table:table-cell office:value-type="float" office:value="0.777792887784" calcext:value-type="float">
            <text:p>0.777793</text:p>
          </table:table-cell>
          <table:table-cell office:value-type="float" office:value="0.747964062264" calcext:value-type="float">
            <text:p>0.747964</text:p>
          </table:table-cell>
          <table:table-cell office:value-type="float" office:value="0.740085524976" calcext:value-type="float">
            <text:p>0.740086</text:p>
          </table:table-cell>
          <table:table-cell office:value-type="float" office:value="0.774828367488" calcext:value-type="float">
            <text:p>0.774828</text:p>
          </table:table-cell>
          <table:table-cell office:value-type="float" office:value="0.765993449088" calcext:value-type="float">
            <text:p>0.765993</text:p>
          </table:table-cell>
          <table:table-cell office:value-type="float" office:value="0.779151453696" calcext:value-type="float">
            <text:p>0.779151</text:p>
          </table:table-cell>
          <table:table-cell office:value-type="float" office:value="0.769189079232" calcext:value-type="float">
            <text:p>0.769189</text:p>
          </table:table-cell>
          <table:table-cell office:value-type="float" office:value="0.767497393152" calcext:value-type="float">
            <text:p>0.767497</text:p>
          </table:table-cell>
          <table:table-cell office:value-type="float" office:value="0.756970788672" calcext:value-type="float">
            <text:p>0.756971</text:p>
          </table:table-cell>
          <table:table-cell office:value-type="float" office:value="0.7592257008" calcext:value-type="float">
            <text:p>0.759226</text:p>
          </table:table-cell>
          <table:table-cell office:value-type="float" office:value="0.755466844608" calcext:value-type="float">
            <text:p>0.755467</text:p>
          </table:table-cell>
          <table:table-cell office:value-type="float" office:value="0.766556675136" calcext:value-type="float">
            <text:p>0.766557</text:p>
          </table:table-cell>
          <table:table-cell office:value-type="float" office:value="0.789678058176" calcext:value-type="float">
            <text:p>0.789678</text:p>
          </table:table-cell>
          <table:table-cell table:formula="of:=AVERAGE([.B3:.U3])" office:value-type="float" office:value="0.7637819101704" calcext:value-type="float">
            <text:p>0.7637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44391226576" calcext:value-type="float">
            <text:p>0.844391</text:p>
          </table:table-cell>
          <table:table-cell office:value-type="float" office:value="0.835573837776" calcext:value-type="float">
            <text:p>0.835574</text:p>
          </table:table-cell>
          <table:table-cell office:value-type="float" office:value="0.842139786504" calcext:value-type="float">
            <text:p>0.842140</text:p>
          </table:table-cell>
          <table:table-cell office:value-type="float" office:value="0.841952416992" calcext:value-type="float">
            <text:p>0.841952</text:p>
          </table:table-cell>
          <table:table-cell office:value-type="float" office:value="0.706316929824" calcext:value-type="float">
            <text:p>0.706317</text:p>
          </table:table-cell>
          <table:table-cell office:value-type="float" office:value="0.817751690664" calcext:value-type="float">
            <text:p>0.817752</text:p>
          </table:table-cell>
          <table:table-cell office:value-type="float" office:value="0.822067201296" calcext:value-type="float">
            <text:p>0.822067</text:p>
          </table:table-cell>
          <table:table-cell office:value-type="float" office:value="0.809684781888" calcext:value-type="float">
            <text:p>0.809685</text:p>
          </table:table-cell>
          <table:table-cell office:value-type="float" office:value="0.823942900368" calcext:value-type="float">
            <text:p>0.823943</text:p>
          </table:table-cell>
          <table:table-cell office:value-type="float" office:value="0.831446698632" calcext:value-type="float">
            <text:p>0.831447</text:p>
          </table:table-cell>
          <table:table-cell office:value-type="float" office:value="0.825204469824" calcext:value-type="float">
            <text:p>0.825204</text:p>
          </table:table-cell>
          <table:table-cell office:value-type="float" office:value="0.804340006848" calcext:value-type="float">
            <text:p>0.804340</text:p>
          </table:table-cell>
          <table:table-cell office:value-type="float" office:value="0.845317964736" calcext:value-type="float">
            <text:p>0.845318</text:p>
          </table:table-cell>
          <table:table-cell office:value-type="float" office:value="0.844378250688" calcext:value-type="float">
            <text:p>0.844378</text:p>
          </table:table-cell>
          <table:table-cell office:value-type="float" office:value="0.837611506368" calcext:value-type="float">
            <text:p>0.837612</text:p>
          </table:table-cell>
          <table:table-cell office:value-type="float" office:value="0.822949557696" calcext:value-type="float">
            <text:p>0.822950</text:p>
          </table:table-cell>
          <table:table-cell office:value-type="float" office:value="0.82783687392" calcext:value-type="float">
            <text:p>0.827837</text:p>
          </table:table-cell>
          <table:table-cell office:value-type="float" office:value="0.845505706752" calcext:value-type="float">
            <text:p>0.845506</text:p>
          </table:table-cell>
          <table:table-cell office:value-type="float" office:value="0.835919820288" calcext:value-type="float">
            <text:p>0.835920</text:p>
          </table:table-cell>
          <table:table-cell office:value-type="float" office:value="0.857912743296" calcext:value-type="float">
            <text:p>0.857913</text:p>
          </table:table-cell>
          <table:table-cell table:formula="of:=AVERAGE([.B4:.U4])" office:value-type="float" office:value="0.8261122185468" calcext:value-type="float">
            <text:p>0.8261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3463598824" calcext:value-type="float">
            <text:p>0.834636</text:p>
          </table:table-cell>
          <table:table-cell office:value-type="float" office:value="0.8451417066" calcext:value-type="float">
            <text:p>0.845142</text:p>
          </table:table-cell>
          <table:table-cell office:value-type="float" office:value="0.86952980244" calcext:value-type="float">
            <text:p>0.869530</text:p>
          </table:table-cell>
          <table:table-cell office:value-type="float" office:value="0.844203857064" calcext:value-type="float">
            <text:p>0.844204</text:p>
          </table:table-cell>
          <table:table-cell office:value-type="float" office:value="0.8363243178" calcext:value-type="float">
            <text:p>0.836324</text:p>
          </table:table-cell>
          <table:table-cell office:value-type="float" office:value="0.85189502484" calcext:value-type="float">
            <text:p>0.851895</text:p>
          </table:table-cell>
          <table:table-cell office:value-type="float" office:value="0.854896944936" calcext:value-type="float">
            <text:p>0.854897</text:p>
          </table:table-cell>
          <table:table-cell office:value-type="float" office:value="0.857710493544" calcext:value-type="float">
            <text:p>0.857710</text:p>
          </table:table-cell>
          <table:table-cell office:value-type="float" office:value="0.856961015496" calcext:value-type="float">
            <text:p>0.856961</text:p>
          </table:table-cell>
          <table:table-cell office:value-type="float" office:value="0.858273604056" calcext:value-type="float">
            <text:p>0.858274</text:p>
          </table:table-cell>
          <table:table-cell office:value-type="float" office:value="0.854152883136" calcext:value-type="float">
            <text:p>0.854153</text:p>
          </table:table-cell>
          <table:table-cell office:value-type="float" office:value="0.857536255296" calcext:value-type="float">
            <text:p>0.857536</text:p>
          </table:table-cell>
          <table:table-cell office:value-type="float" office:value="0.847573880832" calcext:value-type="float">
            <text:p>0.847574</text:p>
          </table:table-cell>
          <table:table-cell office:value-type="float" office:value="0.823701529728" calcext:value-type="float">
            <text:p>0.823702</text:p>
          </table:table-cell>
          <table:table-cell office:value-type="float" office:value="0.847386138816" calcext:value-type="float">
            <text:p>0.847386</text:p>
          </table:table-cell>
          <table:table-cell office:value-type="float" office:value="0.847949364864" calcext:value-type="float">
            <text:p>0.847949</text:p>
          </table:table-cell>
          <table:table-cell office:value-type="float" office:value="0.84343853664" calcext:value-type="float">
            <text:p>0.843439</text:p>
          </table:table-cell>
          <table:table-cell office:value-type="float" office:value="0.862611313536" calcext:value-type="float">
            <text:p>0.862611</text:p>
          </table:table-cell>
          <table:table-cell office:value-type="float" office:value="0.859604429376" calcext:value-type="float">
            <text:p>0.859604</text:p>
          </table:table-cell>
          <table:table-cell office:value-type="float" office:value="0.85734851328" calcext:value-type="float">
            <text:p>0.857349</text:p>
          </table:table-cell>
          <table:table-cell table:formula="of:=AVERAGE([.B5:.U5])" office:value-type="float" office:value="0.850543780026" calcext:value-type="float">
            <text:p>0.8505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64839552784" calcext:value-type="float">
            <text:p>0.864840</text:p>
          </table:table-cell>
          <table:table-cell office:value-type="float" office:value="0.86071241364" calcext:value-type="float">
            <text:p>0.860712</text:p>
          </table:table-cell>
          <table:table-cell office:value-type="float" office:value="0.875345271144" calcext:value-type="float">
            <text:p>0.875345</text:p>
          </table:table-cell>
          <table:table-cell office:value-type="float" office:value="0.863338592736" calcext:value-type="float">
            <text:p>0.863339</text:p>
          </table:table-cell>
          <table:table-cell office:value-type="float" office:value="0.84345337704" calcext:value-type="float">
            <text:p>0.843453</text:p>
          </table:table-cell>
          <table:table-cell office:value-type="float" office:value="0.860899783152" calcext:value-type="float">
            <text:p>0.860900</text:p>
          </table:table-cell>
          <table:table-cell office:value-type="float" office:value="0.856772644008" calcext:value-type="float">
            <text:p>0.856773</text:p>
          </table:table-cell>
          <table:table-cell office:value-type="float" office:value="0.862213373688" calcext:value-type="float">
            <text:p>0.862213</text:p>
          </table:table-cell>
          <table:table-cell office:value-type="float" office:value="0.8627764842" calcext:value-type="float">
            <text:p>0.862776</text:p>
          </table:table-cell>
          <table:table-cell office:value-type="float" office:value="0.853208615376" calcext:value-type="float">
            <text:p>0.853209</text:p>
          </table:table-cell>
          <table:table-cell office:value-type="float" office:value="0.866935403712" calcext:value-type="float">
            <text:p>0.866935</text:p>
          </table:table-cell>
          <table:table-cell office:value-type="float" office:value="0.862235829504" calcext:value-type="float">
            <text:p>0.862236</text:p>
          </table:table-cell>
          <table:table-cell office:value-type="float" office:value="0.859415683392" calcext:value-type="float">
            <text:p>0.859416</text:p>
          </table:table-cell>
          <table:table-cell office:value-type="float" office:value="0.81900195552" calcext:value-type="float">
            <text:p>0.819002</text:p>
          </table:table-cell>
          <table:table-cell office:value-type="float" office:value="0.85358865312" calcext:value-type="float">
            <text:p>0.853589</text:p>
          </table:table-cell>
          <table:table-cell office:value-type="float" office:value="0.857912743296" calcext:value-type="float">
            <text:p>0.857913</text:p>
          </table:table-cell>
          <table:table-cell office:value-type="float" office:value="0.85697202528" calcext:value-type="float">
            <text:p>0.856972</text:p>
          </table:table-cell>
          <table:table-cell office:value-type="float" office:value="0.864867229632" calcext:value-type="float">
            <text:p>0.864867</text:p>
          </table:table-cell>
          <table:table-cell office:value-type="float" office:value="0.857723997312" calcext:value-type="float">
            <text:p>0.857724</text:p>
          </table:table-cell>
          <table:table-cell office:value-type="float" office:value="0.845882194752" calcext:value-type="float">
            <text:p>0.845882</text:p>
          </table:table-cell>
          <table:table-cell table:formula="of:=AVERAGE([.B6:.U6])" office:value-type="float" office:value="0.8574047911644" calcext:value-type="float">
            <text:p>0.8574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624007432" calcext:value-type="float">
            <text:p>0.862401</text:p>
          </table:table-cell>
          <table:table-cell office:value-type="float" office:value="0.859774564104" calcext:value-type="float">
            <text:p>0.859775</text:p>
          </table:table-cell>
          <table:table-cell office:value-type="float" office:value="0.867090992856" calcext:value-type="float">
            <text:p>0.867091</text:p>
          </table:table-cell>
          <table:table-cell office:value-type="float" office:value="0.84176504748" calcext:value-type="float">
            <text:p>0.841765</text:p>
          </table:table-cell>
          <table:table-cell office:value-type="float" office:value="0.86746573188" calcext:value-type="float">
            <text:p>0.867466</text:p>
          </table:table-cell>
          <table:table-cell office:value-type="float" office:value="0.863151223224" calcext:value-type="float">
            <text:p>0.863151</text:p>
          </table:table-cell>
          <table:table-cell office:value-type="float" office:value="0.863526964224" calcext:value-type="float">
            <text:p>0.863527</text:p>
          </table:table-cell>
          <table:table-cell office:value-type="float" office:value="0.863714333736" calcext:value-type="float">
            <text:p>0.863714</text:p>
          </table:table-cell>
          <table:table-cell office:value-type="float" office:value="0.863338592736" calcext:value-type="float">
            <text:p>0.863339</text:p>
          </table:table-cell>
          <table:table-cell office:value-type="float" office:value="0.862213373688" calcext:value-type="float">
            <text:p>0.862213</text:p>
          </table:table-cell>
          <table:table-cell office:value-type="float" office:value="0.8556568272" calcext:value-type="float">
            <text:p>0.855657</text:p>
          </table:table-cell>
          <table:table-cell office:value-type="float" office:value="0.865054971648" calcext:value-type="float">
            <text:p>0.865055</text:p>
          </table:table-cell>
          <table:table-cell office:value-type="float" office:value="0.8644917456" calcext:value-type="float">
            <text:p>0.864492</text:p>
          </table:table-cell>
          <table:table-cell office:value-type="float" office:value="0.86280005952" calcext:value-type="float">
            <text:p>0.862800</text:p>
          </table:table-cell>
          <table:table-cell office:value-type="float" office:value="0.858288227328" calcext:value-type="float">
            <text:p>0.858288</text:p>
          </table:table-cell>
          <table:table-cell office:value-type="float" office:value="0.86110837344" calcext:value-type="float">
            <text:p>0.861108</text:p>
          </table:table-cell>
          <table:table-cell office:value-type="float" office:value="0.859792171392" calcext:value-type="float">
            <text:p>0.859792</text:p>
          </table:table-cell>
          <table:table-cell office:value-type="float" office:value="0.856784283264" calcext:value-type="float">
            <text:p>0.856784</text:p>
          </table:table-cell>
          <table:table-cell office:value-type="float" office:value="0.8556568272" calcext:value-type="float">
            <text:p>0.855657</text:p>
          </table:table-cell>
          <table:table-cell office:value-type="float" office:value="0.865054971648" calcext:value-type="float">
            <text:p>0.865055</text:p>
          </table:table-cell>
          <table:table-cell table:formula="of:=AVERAGE([.B7:.U7])" office:value-type="float" office:value="0.8609565012684" calcext:value-type="float">
            <text:p>0.8609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7523124032" calcext:value-type="float">
            <text:p>0.857523</text:p>
          </table:table-cell>
          <table:table-cell office:value-type="float" office:value="0.861275524152" calcext:value-type="float">
            <text:p>0.861276</text:p>
          </table:table-cell>
          <table:table-cell office:value-type="float" office:value="0.866527882344" calcext:value-type="float">
            <text:p>0.866528</text:p>
          </table:table-cell>
          <table:table-cell office:value-type="float" office:value="0.856397904984" calcext:value-type="float">
            <text:p>0.856398</text:p>
          </table:table-cell>
          <table:table-cell office:value-type="float" office:value="0.86408907276" calcext:value-type="float">
            <text:p>0.864089</text:p>
          </table:table-cell>
          <table:table-cell office:value-type="float" office:value="0.865590032808" calcext:value-type="float">
            <text:p>0.865590</text:p>
          </table:table-cell>
          <table:table-cell office:value-type="float" office:value="0.862026004176" calcext:value-type="float">
            <text:p>0.862026</text:p>
          </table:table-cell>
          <table:table-cell office:value-type="float" office:value="0.861275524152" calcext:value-type="float">
            <text:p>0.861276</text:p>
          </table:table-cell>
          <table:table-cell table:number-columns-repeated="2" office:value-type="float" office:value="0.86108815464" calcext:value-type="float">
            <text:p>0.861088</text:p>
          </table:table-cell>
          <table:table-cell office:value-type="float" office:value="0.859227941376" calcext:value-type="float">
            <text:p>0.859228</text:p>
          </table:table-cell>
          <table:table-cell office:value-type="float" office:value="0.869379061824" calcext:value-type="float">
            <text:p>0.869379</text:p>
          </table:table-cell>
          <table:table-cell office:value-type="float" office:value="0.859792171392" calcext:value-type="float">
            <text:p>0.859792</text:p>
          </table:table-cell>
          <table:table-cell office:value-type="float" office:value="0.862235829504" calcext:value-type="float">
            <text:p>0.862236</text:p>
          </table:table-cell>
          <table:table-cell office:value-type="float" office:value="0.858100485312" calcext:value-type="float">
            <text:p>0.858100</text:p>
          </table:table-cell>
          <table:table-cell office:value-type="float" office:value="0.858288227328" calcext:value-type="float">
            <text:p>0.858288</text:p>
          </table:table-cell>
          <table:table-cell office:value-type="float" office:value="0.85734851328" calcext:value-type="float">
            <text:p>0.857349</text:p>
          </table:table-cell>
          <table:table-cell office:value-type="float" office:value="0.871633973952" calcext:value-type="float">
            <text:p>0.871634</text:p>
          </table:table-cell>
          <table:table-cell office:value-type="float" office:value="0.854528367168" calcext:value-type="float">
            <text:p>0.854528</text:p>
          </table:table-cell>
          <table:table-cell office:value-type="float" office:value="0.865054971648" calcext:value-type="float">
            <text:p>0.865055</text:p>
          </table:table-cell>
          <table:table-cell table:formula="of:=AVERAGE([.B8:.U8])" office:value-type="float" office:value="0.8616235460736" calcext:value-type="float">
            <text:p>0.8616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63901703248" calcext:value-type="float">
            <text:p>0.863902</text:p>
          </table:table-cell>
          <table:table-cell office:value-type="float" office:value="0.856772644008" calcext:value-type="float">
            <text:p>0.856773</text:p>
          </table:table-cell>
          <table:table-cell office:value-type="float" office:value="0.871968612024" calcext:value-type="float">
            <text:p>0.871969</text:p>
          </table:table-cell>
          <table:table-cell office:value-type="float" office:value="0.859774564104" calcext:value-type="float">
            <text:p>0.859775</text:p>
          </table:table-cell>
          <table:table-cell office:value-type="float" office:value="0.860899783152" calcext:value-type="float">
            <text:p>0.860900</text:p>
          </table:table-cell>
          <table:table-cell office:value-type="float" office:value="0.869717171952" calcext:value-type="float">
            <text:p>0.869717</text:p>
          </table:table-cell>
          <table:table-cell office:value-type="float" office:value="0.862026004176" calcext:value-type="float">
            <text:p>0.862026</text:p>
          </table:table-cell>
          <table:table-cell office:value-type="float" office:value="0.860149303128" calcext:value-type="float">
            <text:p>0.860149</text:p>
          </table:table-cell>
          <table:table-cell office:value-type="float" office:value="0.868779322416" calcext:value-type="float">
            <text:p>0.868779</text:p>
          </table:table-cell>
          <table:table-cell office:value-type="float" office:value="0.860149303128" calcext:value-type="float">
            <text:p>0.860149</text:p>
          </table:table-cell>
          <table:table-cell office:value-type="float" office:value="0.862048087488" calcext:value-type="float">
            <text:p>0.862048</text:p>
          </table:table-cell>
          <table:table-cell office:value-type="float" office:value="0.865995689664" calcext:value-type="float">
            <text:p>0.865996</text:p>
          </table:table-cell>
          <table:table-cell office:value-type="float" office:value="0.858664715328" calcext:value-type="float">
            <text:p>0.858665</text:p>
          </table:table-cell>
          <table:table-cell office:value-type="float" office:value="0.857723997312" calcext:value-type="float">
            <text:p>0.857724</text:p>
          </table:table-cell>
          <table:table-cell office:value-type="float" office:value="0.856221057216" calcext:value-type="float">
            <text:p>0.856221</text:p>
          </table:table-cell>
          <table:table-cell office:value-type="float" office:value="0.859792171392" calcext:value-type="float">
            <text:p>0.859792</text:p>
          </table:table-cell>
          <table:table-cell office:value-type="float" office:value="0.861671599488" calcext:value-type="float">
            <text:p>0.861672</text:p>
          </table:table-cell>
          <table:table-cell office:value-type="float" office:value="0.86787511776" calcext:value-type="float">
            <text:p>0.867875</text:p>
          </table:table-cell>
          <table:table-cell office:value-type="float" office:value="0.85396514112" calcext:value-type="float">
            <text:p>0.853965</text:p>
          </table:table-cell>
          <table:table-cell office:value-type="float" office:value="0.861671599488" calcext:value-type="float">
            <text:p>0.861672</text:p>
          </table:table-cell>
          <table:table-cell table:formula="of:=AVERAGE([.B9:.U9])" office:value-type="float" office:value="0.8619883793796" calcext:value-type="float">
            <text:p>0.8619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60149303128" calcext:value-type="float">
            <text:p>0.860149</text:p>
          </table:table-cell>
          <table:table-cell office:value-type="float" office:value="0.856210535472" calcext:value-type="float">
            <text:p>0.856211</text:p>
          </table:table-cell>
          <table:table-cell office:value-type="float" office:value="0.872155981536" calcext:value-type="float">
            <text:p>0.872156</text:p>
          </table:table-cell>
          <table:table-cell office:value-type="float" office:value="0.858086234544" calcext:value-type="float">
            <text:p>0.858086</text:p>
          </table:table-cell>
          <table:table-cell office:value-type="float" office:value="0.858836714568" calcext:value-type="float">
            <text:p>0.858837</text:p>
          </table:table-cell>
          <table:table-cell office:value-type="float" office:value="0.866527882344" calcext:value-type="float">
            <text:p>0.866528</text:p>
          </table:table-cell>
          <table:table-cell office:value-type="float" office:value="0.862026004176" calcext:value-type="float">
            <text:p>0.862026</text:p>
          </table:table-cell>
          <table:table-cell office:value-type="float" office:value="0.861650263176" calcext:value-type="float">
            <text:p>0.861650</text:p>
          </table:table-cell>
          <table:table-cell office:value-type="float" office:value="0.866903623344" calcext:value-type="float">
            <text:p>0.866904</text:p>
          </table:table-cell>
          <table:table-cell office:value-type="float" office:value="0.86071241364" calcext:value-type="float">
            <text:p>0.860712</text:p>
          </table:table-cell>
          <table:table-cell office:value-type="float" office:value="0.859227941376" calcext:value-type="float">
            <text:p>0.859228</text:p>
          </table:table-cell>
          <table:table-cell office:value-type="float" office:value="0.86580694368" calcext:value-type="float">
            <text:p>0.865807</text:p>
          </table:table-cell>
          <table:table-cell office:value-type="float" office:value="0.857723997312" calcext:value-type="float">
            <text:p>0.857724</text:p>
          </table:table-cell>
          <table:table-cell office:value-type="float" office:value="0.856032311232" calcext:value-type="float">
            <text:p>0.856032</text:p>
          </table:table-cell>
          <table:table-cell office:value-type="float" office:value="0.855844569216" calcext:value-type="float">
            <text:p>0.855845</text:p>
          </table:table-cell>
          <table:table-cell office:value-type="float" office:value="0.860544143424" calcext:value-type="float">
            <text:p>0.860544</text:p>
          </table:table-cell>
          <table:table-cell office:value-type="float" office:value="0.861859341504" calcext:value-type="float">
            <text:p>0.861859</text:p>
          </table:table-cell>
          <table:table-cell office:value-type="float" office:value="0.86919031584" calcext:value-type="float">
            <text:p>0.869190</text:p>
          </table:table-cell>
          <table:table-cell office:value-type="float" office:value="0.852648939072" calcext:value-type="float">
            <text:p>0.852649</text:p>
          </table:table-cell>
          <table:table-cell office:value-type="float" office:value="0.861483857472" calcext:value-type="float">
            <text:p>0.861484</text:p>
          </table:table-cell>
          <table:table-cell table:formula="of:=AVERAGE([.B10:.U10])" office:value-type="float" office:value="0.8611810658028" calcext:value-type="float">
            <text:p>0.8611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939982508" calcext:value-type="float">
            <text:p>0.859400</text:p>
          </table:table-cell>
          <table:table-cell office:value-type="float" office:value="0.856397904984" calcext:value-type="float">
            <text:p>0.856398</text:p>
          </table:table-cell>
          <table:table-cell office:value-type="float" office:value="0.871405501512" calcext:value-type="float">
            <text:p>0.871406</text:p>
          </table:table-cell>
          <table:table-cell office:value-type="float" office:value="0.85939982508" calcext:value-type="float">
            <text:p>0.859400</text:p>
          </table:table-cell>
          <table:table-cell office:value-type="float" office:value="0.860337674616" calcext:value-type="float">
            <text:p>0.860338</text:p>
          </table:table-cell>
          <table:table-cell office:value-type="float" office:value="0.867090992856" calcext:value-type="float">
            <text:p>0.867091</text:p>
          </table:table-cell>
          <table:table-cell table:number-columns-repeated="2" office:value-type="float" office:value="0.861650263176" calcext:value-type="float">
            <text:p>0.861650</text:p>
          </table:table-cell>
          <table:table-cell office:value-type="float" office:value="0.86615314332" calcext:value-type="float">
            <text:p>0.866153</text:p>
          </table:table-cell>
          <table:table-cell office:value-type="float" office:value="0.860899783152" calcext:value-type="float">
            <text:p>0.860900</text:p>
          </table:table-cell>
          <table:table-cell office:value-type="float" office:value="0.859227941376" calcext:value-type="float">
            <text:p>0.859228</text:p>
          </table:table-cell>
          <table:table-cell office:value-type="float" office:value="0.866935403712" calcext:value-type="float">
            <text:p>0.866935</text:p>
          </table:table-cell>
          <table:table-cell office:value-type="float" office:value="0.857912743296" calcext:value-type="float">
            <text:p>0.857913</text:p>
          </table:table-cell>
          <table:table-cell office:value-type="float" office:value="0.8552803392" calcext:value-type="float">
            <text:p>0.855280</text:p>
          </table:table-cell>
          <table:table-cell office:value-type="float" office:value="0.85697202528" calcext:value-type="float">
            <text:p>0.856972</text:p>
          </table:table-cell>
          <table:table-cell office:value-type="float" office:value="0.860544143424" calcext:value-type="float">
            <text:p>0.860544</text:p>
          </table:table-cell>
          <table:table-cell office:value-type="float" office:value="0.859792171392" calcext:value-type="float">
            <text:p>0.859792</text:p>
          </table:table-cell>
          <table:table-cell office:value-type="float" office:value="0.86956680384" calcext:value-type="float">
            <text:p>0.869567</text:p>
          </table:table-cell>
          <table:table-cell office:value-type="float" office:value="0.852836681088" calcext:value-type="float">
            <text:p>0.852837</text:p>
          </table:table-cell>
          <table:table-cell office:value-type="float" office:value="0.86073188544" calcext:value-type="float">
            <text:p>0.860732</text:p>
          </table:table-cell>
          <table:table-cell table:formula="of:=AVERAGE([.B11:.U11])" office:value-type="float" office:value="0.86120926575" calcext:value-type="float">
            <text:p>0.861209</text:p>
          </table:table-cell>
        </table:table-row>
        <table:table-row table:style-name="ro1">
          <table:table-cell table:number-columns-repeated="21"/>
          <table:table-cell table:style-name="ce4"/>
        </table:table-row>
        <table:table-row table:style-name="ro1">
          <table:table-cell table:style-name="ce1" office:value-type="string" calcext:value-type="string">
            <text:p>EPOCH</text:p>
          </table:table-cell>
          <table:table-cell table:style-name="ce3" office:value-type="string" calcext:value-type="string">
            <text:p>RUN1</text:p>
          </table:table-cell>
          <table:table-cell table:style-name="ce3" office:value-type="string" calcext:value-type="string">
            <text:p>RUN2</text:p>
          </table:table-cell>
          <table:table-cell table:style-name="ce3" office:value-type="string" calcext:value-type="string">
            <text:p>RUN3</text:p>
          </table:table-cell>
          <table:table-cell table:style-name="ce3" office:value-type="string" calcext:value-type="string">
            <text:p>RUN4</text:p>
          </table:table-cell>
          <table:table-cell table:style-name="ce3" office:value-type="string" calcext:value-type="string">
            <text:p>RUN5</text:p>
          </table:table-cell>
          <table:table-cell table:style-name="ce3" office:value-type="string" calcext:value-type="string">
            <text:p>RUN6</text:p>
          </table:table-cell>
          <table:table-cell table:style-name="ce3" office:value-type="string" calcext:value-type="string">
            <text:p>RUN7</text:p>
          </table:table-cell>
          <table:table-cell table:style-name="ce3" office:value-type="string" calcext:value-type="string">
            <text:p>RUN8</text:p>
          </table:table-cell>
          <table:table-cell table:style-name="ce3" office:value-type="string" calcext:value-type="string">
            <text:p>RUN9</text:p>
          </table:table-cell>
          <table:table-cell table:style-name="ce3" office:value-type="string" calcext:value-type="string">
            <text:p>RUN10</text:p>
          </table:table-cell>
          <table:table-cell table:style-name="ce3" office:value-type="string" calcext:value-type="string">
            <text:p>RUN11</text:p>
          </table:table-cell>
          <table:table-cell table:style-name="ce3" office:value-type="string" calcext:value-type="string">
            <text:p>RUN12</text:p>
          </table:table-cell>
          <table:table-cell table:style-name="ce3" office:value-type="string" calcext:value-type="string">
            <text:p>RUN13</text:p>
          </table:table-cell>
          <table:table-cell table:style-name="ce3" office:value-type="string" calcext:value-type="string">
            <text:p>RUN14</text:p>
          </table:table-cell>
          <table:table-cell table:style-name="ce3" office:value-type="string" calcext:value-type="string">
            <text:p>RUN15</text:p>
          </table:table-cell>
          <table:table-cell table:style-name="ce3" office:value-type="string" calcext:value-type="string">
            <text:p>RUN16</text:p>
          </table:table-cell>
          <table:table-cell table:style-name="ce3" office:value-type="string" calcext:value-type="string">
            <text:p>RUN17</text:p>
          </table:table-cell>
          <table:table-cell table:style-name="ce3" office:value-type="string" calcext:value-type="string">
            <text:p>RUN18</text:p>
          </table:table-cell>
          <table:table-cell table:style-name="ce3" office:value-type="string" calcext:value-type="string">
            <text:p>RUN19</text:p>
          </table:table-cell>
          <table:table-cell table:style-name="ce3" office:value-type="string" calcext:value-type="string">
            <text:p>RUN20</text:p>
          </table:table-cell>
          <table:table-cell office:value-type="string" calcext:value-type="string">
            <text:p>TRN LOSS 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404643611127" calcext:value-type="float">
            <text:p>0.654046</text:p>
          </table:table-cell>
          <table:table-cell office:value-type="float" office:value="0.64399408904971" calcext:value-type="float">
            <text:p>0.643994</text:p>
          </table:table-cell>
          <table:table-cell office:value-type="float" office:value="0.634154073981627" calcext:value-type="float">
            <text:p>0.634154</text:p>
          </table:table-cell>
          <table:table-cell office:value-type="float" office:value="0.630750863975063" calcext:value-type="float">
            <text:p>0.630751</text:p>
          </table:table-cell>
          <table:table-cell office:value-type="float" office:value="0.642812500826749" calcext:value-type="float">
            <text:p>0.642813</text:p>
          </table:table-cell>
          <table:table-cell office:value-type="float" office:value="0.632189020023475" calcext:value-type="float">
            <text:p>0.632189</text:p>
          </table:table-cell>
          <table:table-cell office:value-type="float" office:value="0.65478369997751" calcext:value-type="float">
            <text:p>0.654784</text:p>
          </table:table-cell>
          <table:table-cell office:value-type="float" office:value="0.641126624119281" calcext:value-type="float">
            <text:p>0.641127</text:p>
          </table:table-cell>
          <table:table-cell office:value-type="float" office:value="0.644174964451561" calcext:value-type="float">
            <text:p>0.644175</text:p>
          </table:table-cell>
          <table:table-cell office:value-type="float" office:value="0.637535657581448" calcext:value-type="float">
            <text:p>0.637536</text:p>
          </table:table-cell>
          <table:table-cell office:value-type="float" office:value="0.629660263943381" calcext:value-type="float">
            <text:p>0.629660</text:p>
          </table:table-cell>
          <table:table-cell office:value-type="float" office:value="0.651430250366826" calcext:value-type="float">
            <text:p>0.651430</text:p>
          </table:table-cell>
          <table:table-cell office:value-type="float" office:value="0.638562117622803" calcext:value-type="float">
            <text:p>0.638562</text:p>
          </table:table-cell>
          <table:table-cell office:value-type="float" office:value="0.641598264593755" calcext:value-type="float">
            <text:p>0.641598</text:p>
          </table:table-cell>
          <table:table-cell office:value-type="float" office:value="0.652164565177601" calcext:value-type="float">
            <text:p>0.652165</text:p>
          </table:table-cell>
          <table:table-cell office:value-type="float" office:value="0.641418112693511" calcext:value-type="float">
            <text:p>0.641418</text:p>
          </table:table-cell>
          <table:table-cell office:value-type="float" office:value="0.6316174576857" calcext:value-type="float">
            <text:p>0.631617</text:p>
          </table:table-cell>
          <table:table-cell office:value-type="float" office:value="0.634985514951122" calcext:value-type="float">
            <text:p>0.634986</text:p>
          </table:table-cell>
          <table:table-cell office:value-type="float" office:value="0.628227860519163" calcext:value-type="float">
            <text:p>0.628228</text:p>
          </table:table-cell>
          <table:table-cell office:value-type="float" office:value="0.640241250823442" calcext:value-type="float">
            <text:p>0.640241</text:p>
          </table:table-cell>
          <table:table-cell table:formula="of:=AVERAGE([.B14:.U14])" office:value-type="float" office:value="0.64027367942375" calcext:value-type="float">
            <text:p>0.6402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08155987639168" calcext:value-type="float">
            <text:p>0.508156</text:p>
          </table:table-cell>
          <table:table-cell office:value-type="float" office:value="0.481735920150144" calcext:value-type="float">
            <text:p>0.481736</text:p>
          </table:table-cell>
          <table:table-cell office:value-type="float" office:value="0.497066189849856" calcext:value-type="float">
            <text:p>0.497066</text:p>
          </table:table-cell>
          <table:table-cell office:value-type="float" office:value="0.495004742255232" calcext:value-type="float">
            <text:p>0.495005</text:p>
          </table:table-cell>
          <table:table-cell office:value-type="float" office:value="0.516352627093248" calcext:value-type="float">
            <text:p>0.516353</text:p>
          </table:table-cell>
          <table:table-cell office:value-type="float" office:value="0.488778958495872" calcext:value-type="float">
            <text:p>0.488779</text:p>
          </table:table-cell>
          <table:table-cell office:value-type="float" office:value="0.508855665504384" calcext:value-type="float">
            <text:p>0.508856</text:p>
          </table:table-cell>
          <table:table-cell office:value-type="float" office:value="0.504792522419328" calcext:value-type="float">
            <text:p>0.504793</text:p>
          </table:table-cell>
          <table:table-cell office:value-type="float" office:value="0.504263427174144" calcext:value-type="float">
            <text:p>0.504263</text:p>
          </table:table-cell>
          <table:table-cell office:value-type="float" office:value="0.491175788868864" calcext:value-type="float">
            <text:p>0.491176</text:p>
          </table:table-cell>
          <table:table-cell office:value-type="float" office:value="0.486823842661889" calcext:value-type="float">
            <text:p>0.486824</text:p>
          </table:table-cell>
          <table:table-cell office:value-type="float" office:value="0.506123363688611" calcext:value-type="float">
            <text:p>0.506123</text:p>
          </table:table-cell>
          <table:table-cell office:value-type="float" office:value="0.502773352329651" calcext:value-type="float">
            <text:p>0.502773</text:p>
          </table:table-cell>
          <table:table-cell office:value-type="float" office:value="0.502246373465447" calcext:value-type="float">
            <text:p>0.502246</text:p>
          </table:table-cell>
          <table:table-cell office:value-type="float" office:value="0.506820242842367" calcext:value-type="float">
            <text:p>0.506820</text:p>
          </table:table-cell>
          <table:table-cell office:value-type="float" office:value="0.479808976469543" calcext:value-type="float">
            <text:p>0.479809</text:p>
          </table:table-cell>
          <table:table-cell office:value-type="float" office:value="0.495077925090457" calcext:value-type="float">
            <text:p>0.495078</text:p>
          </table:table-cell>
          <table:table-cell office:value-type="float" office:value="0.489211085713389" calcext:value-type="float">
            <text:p>0.489211</text:p>
          </table:table-cell>
          <table:table-cell office:value-type="float" office:value="0.493024723286211" calcext:value-type="float">
            <text:p>0.493025</text:p>
          </table:table-cell>
          <table:table-cell office:value-type="float" office:value="0.514287216584875" calcext:value-type="float">
            <text:p>0.514287</text:p>
          </table:table-cell>
          <table:table-cell table:formula="of:=AVERAGE([.B15:.U15])" office:value-type="float" office:value="0.498618946579134" calcext:value-type="float">
            <text:p>0.4986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983295390592" calcext:value-type="float">
            <text:p>0.359833</text:p>
          </table:table-cell>
          <table:table-cell office:value-type="float" office:value="0.337166667801216" calcext:value-type="float">
            <text:p>0.337167</text:p>
          </table:table-cell>
          <table:table-cell office:value-type="float" office:value="0.347560642699776" calcext:value-type="float">
            <text:p>0.347561</text:p>
          </table:table-cell>
          <table:table-cell office:value-type="float" office:value="0.33821618459904" calcext:value-type="float">
            <text:p>0.338216</text:p>
          </table:table-cell>
          <table:table-cell office:value-type="float" office:value="0.37954151085312" calcext:value-type="float">
            <text:p>0.379542</text:p>
          </table:table-cell>
          <table:table-cell office:value-type="float" office:value="0.345775789522944" calcext:value-type="float">
            <text:p>0.345776</text:p>
          </table:table-cell>
          <table:table-cell office:value-type="float" office:value="0.373377406685184" calcext:value-type="float">
            <text:p>0.373377</text:p>
          </table:table-cell>
          <table:table-cell office:value-type="float" office:value="0.358161822475776" calcext:value-type="float">
            <text:p>0.358162</text:p>
          </table:table-cell>
          <table:table-cell office:value-type="float" office:value="0.334057630896" calcext:value-type="float">
            <text:p>0.334058</text:p>
          </table:table-cell>
          <table:table-cell office:value-type="float" office:value="0.337726602842112" calcext:value-type="float">
            <text:p>0.337727</text:p>
          </table:table-cell>
          <table:table-cell office:value-type="float" office:value="0.344392686364852" calcext:value-type="float">
            <text:p>0.344393</text:p>
          </table:table-cell>
          <table:table-cell office:value-type="float" office:value="0.358393622090296" calcext:value-type="float">
            <text:p>0.358394</text:p>
          </table:table-cell>
          <table:table-cell office:value-type="float" office:value="0.356729175185873" calcext:value-type="float">
            <text:p>0.356729</text:p>
          </table:table-cell>
          <table:table-cell office:value-type="float" office:value="0.332721400372416" calcext:value-type="float">
            <text:p>0.332721</text:p>
          </table:table-cell>
          <table:table-cell office:value-type="float" office:value="0.371883897058443" calcext:value-type="float">
            <text:p>0.371884</text:p>
          </table:table-cell>
          <table:table-cell office:value-type="float" office:value="0.335818001130011" calcext:value-type="float">
            <text:p>0.335818</text:p>
          </table:table-cell>
          <table:table-cell office:value-type="float" office:value="0.346170400128977" calcext:value-type="float">
            <text:p>0.346170</text:p>
          </table:table-cell>
          <table:table-cell office:value-type="float" office:value="0.336375696430744" calcext:value-type="float">
            <text:p>0.336376</text:p>
          </table:table-cell>
          <table:table-cell office:value-type="float" office:value="0.336863319860644" calcext:value-type="float">
            <text:p>0.336863</text:p>
          </table:table-cell>
          <table:table-cell office:value-type="float" office:value="0.378023344809707" calcext:value-type="float">
            <text:p>0.378023</text:p>
          </table:table-cell>
          <table:table-cell table:formula="of:=AVERAGE([.B16:.U16])" office:value-type="float" office:value="0.350439437785652" calcext:value-type="float">
            <text:p>0.3504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6906758015104" calcext:value-type="float">
            <text:p>0.269068</text:p>
          </table:table-cell>
          <table:table-cell office:value-type="float" office:value="0.25034204169216" calcext:value-type="float">
            <text:p>0.250342</text:p>
          </table:table-cell>
          <table:table-cell office:value-type="float" office:value="0.26171903507904" calcext:value-type="float">
            <text:p>0.261719</text:p>
          </table:table-cell>
          <table:table-cell office:value-type="float" office:value="0.247998217218048" calcext:value-type="float">
            <text:p>0.247998</text:p>
          </table:table-cell>
          <table:table-cell office:value-type="float" office:value="0.280749116520576" calcext:value-type="float">
            <text:p>0.280749</text:p>
          </table:table-cell>
          <table:table-cell office:value-type="float" office:value="0.254053418357376" calcext:value-type="float">
            <text:p>0.254053</text:p>
          </table:table-cell>
          <table:table-cell office:value-type="float" office:value="0.273933521668224" calcext:value-type="float">
            <text:p>0.273934</text:p>
          </table:table-cell>
          <table:table-cell office:value-type="float" office:value="0.27605472136704" calcext:value-type="float">
            <text:p>0.276055</text:p>
          </table:table-cell>
          <table:table-cell office:value-type="float" office:value="0.267016733736192" calcext:value-type="float">
            <text:p>0.267017</text:p>
          </table:table-cell>
          <table:table-cell office:value-type="float" office:value="0.260378467709184" calcext:value-type="float">
            <text:p>0.260378</text:p>
          </table:table-cell>
          <table:table-cell office:value-type="float" office:value="0.253037204683946" calcext:value-type="float">
            <text:p>0.253037</text:p>
          </table:table-cell>
          <table:table-cell office:value-type="float" office:value="0.267991309830436" calcext:value-type="float">
            <text:p>0.267991</text:p>
          </table:table-cell>
          <table:table-cell office:value-type="float" office:value="0.274950502481572" calcext:value-type="float">
            <text:p>0.274951</text:p>
          </table:table-cell>
          <table:table-cell office:value-type="float" office:value="0.265948666801247" calcext:value-type="float">
            <text:p>0.265949</text:p>
          </table:table-cell>
          <table:table-cell office:value-type="float" office:value="0.272837787581551" calcext:value-type="float">
            <text:p>0.272838</text:p>
          </table:table-cell>
          <table:table-cell office:value-type="float" office:value="0.249340673525391" calcext:value-type="float">
            <text:p>0.249341</text:p>
          </table:table-cell>
          <table:table-cell office:value-type="float" office:value="0.260672158938724" calcext:value-type="float">
            <text:p>0.260672</text:p>
          </table:table-cell>
          <table:table-cell office:value-type="float" office:value="0.259336953838347" calcext:value-type="float">
            <text:p>0.259337</text:p>
          </table:table-cell>
          <table:table-cell office:value-type="float" office:value="0.247006224349176" calcext:value-type="float">
            <text:p>0.247006</text:p>
          </table:table-cell>
          <table:table-cell office:value-type="float" office:value="0.279626120054494" calcext:value-type="float">
            <text:p>0.279626</text:p>
          </table:table-cell>
          <table:table-cell table:formula="of:=AVERAGE([.B17:.U17])" office:value-type="float" office:value="0.263603022779188" calcext:value-type="float">
            <text:p>0.2636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11033830826368" calcext:value-type="float">
            <text:p>0.211034</text:p>
          </table:table-cell>
          <table:table-cell office:value-type="float" office:value="0.205565549549184" calcext:value-type="float">
            <text:p>0.205566</text:p>
          </table:table-cell>
          <table:table-cell office:value-type="float" office:value="0.20021291750592" calcext:value-type="float">
            <text:p>0.200213</text:p>
          </table:table-cell>
          <table:table-cell office:value-type="float" office:value="0.201804058215936" calcext:value-type="float">
            <text:p>0.201804</text:p>
          </table:table-cell>
          <table:table-cell office:value-type="float" office:value="0.227111965572096" calcext:value-type="float">
            <text:p>0.227112</text:p>
          </table:table-cell>
          <table:table-cell office:value-type="float" office:value="0.200211953762304" calcext:value-type="float">
            <text:p>0.200212</text:p>
          </table:table-cell>
          <table:table-cell office:value-type="float" office:value="0.212094912547584" calcext:value-type="float">
            <text:p>0.212095</text:p>
          </table:table-cell>
          <table:table-cell office:value-type="float" office:value="0.203852977143552" calcext:value-type="float">
            <text:p>0.203853</text:p>
          </table:table-cell>
          <table:table-cell office:value-type="float" office:value="0.202321588537728" calcext:value-type="float">
            <text:p>0.202322</text:p>
          </table:table-cell>
          <table:table-cell office:value-type="float" office:value="0.195965699390208" calcext:value-type="float">
            <text:p>0.195966</text:p>
          </table:table-cell>
          <table:table-cell office:value-type="float" office:value="0.199411105947255" calcext:value-type="float">
            <text:p>0.199411</text:p>
          </table:table-cell>
          <table:table-cell office:value-type="float" office:value="0.210189695503063" calcext:value-type="float">
            <text:p>0.210190</text:p>
          </table:table-cell>
          <table:table-cell office:value-type="float" office:value="0.203037565234978" calcext:value-type="float">
            <text:p>0.203038</text:p>
          </table:table-cell>
          <table:table-cell office:value-type="float" office:value="0.201512302183577" calcext:value-type="float">
            <text:p>0.201512</text:p>
          </table:table-cell>
          <table:table-cell office:value-type="float" office:value="0.211246532897394" calcext:value-type="float">
            <text:p>0.211247</text:p>
          </table:table-cell>
          <table:table-cell office:value-type="float" office:value="0.204743287350987" calcext:value-type="float">
            <text:p>0.204743</text:p>
          </table:table-cell>
          <table:table-cell office:value-type="float" office:value="0.199412065835896" calcext:value-type="float">
            <text:p>0.199412</text:p>
          </table:table-cell>
          <table:table-cell office:value-type="float" office:value="0.195181836592647" calcext:value-type="float">
            <text:p>0.195182</text:p>
          </table:table-cell>
          <table:table-cell office:value-type="float" office:value="0.200996841983072" calcext:value-type="float">
            <text:p>0.200997</text:p>
          </table:table-cell>
          <table:table-cell office:value-type="float" office:value="0.226203517709808" calcext:value-type="float">
            <text:p>0.226204</text:p>
          </table:table-cell>
          <table:table-cell table:formula="of:=AVERAGE([.B18:.U18])" office:value-type="float" office:value="0.205605510214478" calcext:value-type="float">
            <text:p>0.2056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65197220705792" calcext:value-type="float">
            <text:p>0.165197</text:p>
          </table:table-cell>
          <table:table-cell office:value-type="float" office:value="0.1570179286368" calcext:value-type="float">
            <text:p>0.157018</text:p>
          </table:table-cell>
          <table:table-cell office:value-type="float" office:value="0.15563495654784" calcext:value-type="float">
            <text:p>0.155635</text:p>
          </table:table-cell>
          <table:table-cell office:value-type="float" office:value="0.163369962809856" calcext:value-type="float">
            <text:p>0.163370</text:p>
          </table:table-cell>
          <table:table-cell office:value-type="float" office:value="0.169930165603968" calcext:value-type="float">
            <text:p>0.169930</text:p>
          </table:table-cell>
          <table:table-cell office:value-type="float" office:value="0.159984331486848" calcext:value-type="float">
            <text:p>0.159984</text:p>
          </table:table-cell>
          <table:table-cell office:value-type="float" office:value="0.162642336379776" calcext:value-type="float">
            <text:p>0.162642</text:p>
          </table:table-cell>
          <table:table-cell office:value-type="float" office:value="0.158236100567424" calcext:value-type="float">
            <text:p>0.158236</text:p>
          </table:table-cell>
          <table:table-cell office:value-type="float" office:value="0.155926970863488" calcext:value-type="float">
            <text:p>0.155927</text:p>
          </table:table-cell>
          <table:table-cell office:value-type="float" office:value="0.167728975185024" calcext:value-type="float">
            <text:p>0.167729</text:p>
          </table:table-cell>
          <table:table-cell office:value-type="float" office:value="0.159344394160901" calcext:value-type="float">
            <text:p>0.159344</text:p>
          </table:table-cell>
          <table:table-cell office:value-type="float" office:value="0.164536431822969" calcext:value-type="float">
            <text:p>0.164536</text:p>
          </table:table-cell>
          <table:table-cell office:value-type="float" office:value="0.157603156165154" calcext:value-type="float">
            <text:p>0.157603</text:p>
          </table:table-cell>
          <table:table-cell office:value-type="float" office:value="0.155303262980034" calcext:value-type="float">
            <text:p>0.155303</text:p>
          </table:table-cell>
          <table:table-cell office:value-type="float" office:value="0.161991767034257" calcext:value-type="float">
            <text:p>0.161992</text:p>
          </table:table-cell>
          <table:table-cell office:value-type="float" office:value="0.156389856922253" calcext:value-type="float">
            <text:p>0.156390</text:p>
          </table:table-cell>
          <table:table-cell office:value-type="float" office:value="0.155012416721649" calcext:value-type="float">
            <text:p>0.155012</text:p>
          </table:table-cell>
          <table:table-cell office:value-type="float" office:value="0.167058059284284" calcext:value-type="float">
            <text:p>0.167058</text:p>
          </table:table-cell>
          <table:table-cell office:value-type="float" office:value="0.162716482958617" calcext:value-type="float">
            <text:p>0.162716</text:p>
          </table:table-cell>
          <table:table-cell office:value-type="float" office:value="0.169250444941552" calcext:value-type="float">
            <text:p>0.169250</text:p>
          </table:table-cell>
          <table:table-cell table:formula="of:=AVERAGE([.B19:.U19])" office:value-type="float" office:value="0.161243761088924" calcext:value-type="float">
            <text:p>0.1612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28233798057728" calcext:value-type="float">
            <text:p>0.128234</text:p>
          </table:table-cell>
          <table:table-cell office:value-type="float" office:value="0.117467818123392" calcext:value-type="float">
            <text:p>0.117468</text:p>
          </table:table-cell>
          <table:table-cell office:value-type="float" office:value="0.126488458369152" calcext:value-type="float">
            <text:p>0.126488</text:p>
          </table:table-cell>
          <table:table-cell office:value-type="float" office:value="0.12337363900224" calcext:value-type="float">
            <text:p>0.123374</text:p>
          </table:table-cell>
          <table:table-cell office:value-type="float" office:value="0.139454664978816" calcext:value-type="float">
            <text:p>0.139455</text:p>
          </table:table-cell>
          <table:table-cell office:value-type="float" office:value="0.120539269027584" calcext:value-type="float">
            <text:p>0.120539</text:p>
          </table:table-cell>
          <table:table-cell office:value-type="float" office:value="0.13204733154624" calcext:value-type="float">
            <text:p>0.132047</text:p>
          </table:table-cell>
          <table:table-cell office:value-type="float" office:value="0.128065142924928" calcext:value-type="float">
            <text:p>0.128065</text:p>
          </table:table-cell>
          <table:table-cell office:value-type="float" office:value="0.125433159109632" calcext:value-type="float">
            <text:p>0.125433</text:p>
          </table:table-cell>
          <table:table-cell office:value-type="float" office:value="0.120722380314624" calcext:value-type="float">
            <text:p>0.120722</text:p>
          </table:table-cell>
          <table:table-cell office:value-type="float" office:value="0.120057111951474" calcext:value-type="float">
            <text:p>0.120057</text:p>
          </table:table-cell>
          <table:table-cell office:value-type="float" office:value="0.127720862865497" calcext:value-type="float">
            <text:p>0.127721</text:p>
          </table:table-cell>
          <table:table-cell office:value-type="float" office:value="0.127552882353228" calcext:value-type="float">
            <text:p>0.127553</text:p>
          </table:table-cell>
          <table:table-cell office:value-type="float" office:value="0.124931426473193" calcext:value-type="float">
            <text:p>0.124931</text:p>
          </table:table-cell>
          <table:table-cell office:value-type="float" office:value="0.131519142220055" calcext:value-type="float">
            <text:p>0.131519</text:p>
          </table:table-cell>
          <table:table-cell office:value-type="float" office:value="0.116997946850898" calcext:value-type="float">
            <text:p>0.116998</text:p>
          </table:table-cell>
          <table:table-cell office:value-type="float" office:value="0.125982504535675" calcext:value-type="float">
            <text:p>0.125983</text:p>
          </table:table-cell>
          <table:table-cell office:value-type="float" office:value="0.120239490793366" calcext:value-type="float">
            <text:p>0.120239</text:p>
          </table:table-cell>
          <table:table-cell office:value-type="float" office:value="0.122880144446231" calcext:value-type="float">
            <text:p>0.122880</text:p>
          </table:table-cell>
          <table:table-cell office:value-type="float" office:value="0.138896846318901" calcext:value-type="float">
            <text:p>0.138897</text:p>
          </table:table-cell>
          <table:table-cell table:formula="of:=AVERAGE([.B20:.U20])" office:value-type="float" office:value="0.125930201013143" calcext:value-type="float">
            <text:p>0.1259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97527962708352" calcext:value-type="float">
            <text:p>0.097528</text:p>
          </table:table-cell>
          <table:table-cell office:value-type="float" office:value="0.095030902999296" calcext:value-type="float">
            <text:p>0.095031</text:p>
          </table:table-cell>
          <table:table-cell office:value-type="float" office:value="0.10059073992" calcext:value-type="float">
            <text:p>0.100591</text:p>
          </table:table-cell>
          <table:table-cell office:value-type="float" office:value="0.095417364189312" calcext:value-type="float">
            <text:p>0.095417</text:p>
          </table:table-cell>
          <table:table-cell office:value-type="float" office:value="0.11173161612096" calcext:value-type="float">
            <text:p>0.111732</text:p>
          </table:table-cell>
          <table:table-cell office:value-type="float" office:value="0.098506162478592" calcext:value-type="float">
            <text:p>0.098506</text:p>
          </table:table-cell>
          <table:table-cell office:value-type="float" office:value="0.09717426880128" calcext:value-type="float">
            <text:p>0.097174</text:p>
          </table:table-cell>
          <table:table-cell office:value-type="float" office:value="0.092766105501696" calcext:value-type="float">
            <text:p>0.092766</text:p>
          </table:table-cell>
          <table:table-cell office:value-type="float" office:value="0.090038711068416" calcext:value-type="float">
            <text:p>0.090039</text:p>
          </table:table-cell>
          <table:table-cell office:value-type="float" office:value="0.0993619668096" calcext:value-type="float">
            <text:p>0.099362</text:p>
          </table:table-cell>
          <table:table-cell office:value-type="float" office:value="0.0981121378286776" calcext:value-type="float">
            <text:p>0.098112</text:p>
          </table:table-cell>
          <table:table-cell office:value-type="float" office:value="0.0971378508575186" calcext:value-type="float">
            <text:p>0.097138</text:p>
          </table:table-cell>
          <table:table-cell office:value-type="float" office:value="0.0923950410796892" calcext:value-type="float">
            <text:p>0.092395</text:p>
          </table:table-cell>
          <table:table-cell office:value-type="float" office:value="0.0896785562241423" calcext:value-type="float">
            <text:p>0.089679</text:p>
          </table:table-cell>
          <table:table-cell office:value-type="float" office:value="0.0967855717260749" calcext:value-type="float">
            <text:p>0.096786</text:p>
          </table:table-cell>
          <table:table-cell office:value-type="float" office:value="0.0946507793872988" calcext:value-type="float">
            <text:p>0.094651</text:p>
          </table:table-cell>
          <table:table-cell office:value-type="float" office:value="0.10018837696032" calcext:value-type="float">
            <text:p>0.100188</text:p>
          </table:table-cell>
          <table:table-cell office:value-type="float" office:value="0.0989645189423616" calcext:value-type="float">
            <text:p>0.098965</text:p>
          </table:table-cell>
          <table:table-cell office:value-type="float" office:value="0.0950356947325548" calcext:value-type="float">
            <text:p>0.095036</text:p>
          </table:table-cell>
          <table:table-cell office:value-type="float" office:value="0.111284689656476" calcext:value-type="float">
            <text:p>0.111285</text:p>
          </table:table-cell>
          <table:table-cell table:formula="of:=AVERAGE([.B21:.U21])" office:value-type="float" office:value="0.0976189508996309" calcext:value-type="float">
            <text:p>0.0976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2770352956928" calcext:value-type="float">
            <text:p>0.072770</text:p>
          </table:table-cell>
          <table:table-cell office:value-type="float" office:value="0.067942961184384" calcext:value-type="float">
            <text:p>0.067943</text:p>
          </table:table-cell>
          <table:table-cell office:value-type="float" office:value="0.074982144555648" calcext:value-type="float">
            <text:p>0.074982</text:p>
          </table:table-cell>
          <table:table-cell office:value-type="float" office:value="0.081968322028032" calcext:value-type="float">
            <text:p>0.081968</text:p>
          </table:table-cell>
          <table:table-cell office:value-type="float" office:value="0.08084363322816" calcext:value-type="float">
            <text:p>0.080844</text:p>
          </table:table-cell>
          <table:table-cell office:value-type="float" office:value="0.066419282527488" calcext:value-type="float">
            <text:p>0.066419</text:p>
          </table:table-cell>
          <table:table-cell office:value-type="float" office:value="0.080644138299648" calcext:value-type="float">
            <text:p>0.080644</text:p>
          </table:table-cell>
          <table:table-cell office:value-type="float" office:value="0.067888027798272" calcext:value-type="float">
            <text:p>0.067888</text:p>
          </table:table-cell>
          <table:table-cell office:value-type="float" office:value="0.069918635597184" calcext:value-type="float">
            <text:p>0.069919</text:p>
          </table:table-cell>
          <table:table-cell office:value-type="float" office:value="0.074793250806912" calcext:value-type="float">
            <text:p>0.074793</text:p>
          </table:table-cell>
          <table:table-cell office:value-type="float" office:value="0.0661536053973781" calcext:value-type="float">
            <text:p>0.066154</text:p>
          </table:table-cell>
          <table:table-cell office:value-type="float" office:value="0.0724792715451003" calcext:value-type="float">
            <text:p>0.072479</text:p>
          </table:table-cell>
          <table:table-cell office:value-type="float" office:value="0.0676164756870789" calcext:value-type="float">
            <text:p>0.067616</text:p>
          </table:table-cell>
          <table:table-cell office:value-type="float" office:value="0.0696389610547953" calcext:value-type="float">
            <text:p>0.069639</text:p>
          </table:table-cell>
          <table:table-cell office:value-type="float" office:value="0.0803215617464494" calcext:value-type="float">
            <text:p>0.080322</text:p>
          </table:table-cell>
          <table:table-cell office:value-type="float" office:value="0.0676711893396465" calcext:value-type="float">
            <text:p>0.067671</text:p>
          </table:table-cell>
          <table:table-cell office:value-type="float" office:value="0.0746822159774254" calcext:value-type="float">
            <text:p>0.074682</text:p>
          </table:table-cell>
          <table:table-cell office:value-type="float" office:value="0.0744940778036844" calcext:value-type="float">
            <text:p>0.074494</text:p>
          </table:table-cell>
          <table:table-cell office:value-type="float" office:value="0.0816404487399199" calcext:value-type="float">
            <text:p>0.081640</text:p>
          </table:table-cell>
          <table:table-cell office:value-type="float" office:value="0.0805202586952474" calcext:value-type="float">
            <text:p>0.080520</text:p>
          </table:table-cell>
          <table:table-cell table:formula="of:=AVERAGE([.B22:.U22])" office:value-type="float" office:value="0.0736694407484691" calcext:value-type="float">
            <text:p>0.0736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617483641684378" calcext:value-type="float">
            <text:p>0.061748</text:p>
          </table:table-cell>
          <table:table-cell office:value-type="float" office:value="0.0645951857106125" calcext:value-type="float">
            <text:p>0.064595</text:p>
          </table:table-cell>
          <table:table-cell office:value-type="float" office:value="0.0617428130052096" calcext:value-type="float">
            <text:p>0.061743</text:p>
          </table:table-cell>
          <table:table-cell office:value-type="float" office:value="0.0570372769754726" calcext:value-type="float">
            <text:p>0.057037</text:p>
          </table:table-cell>
          <table:table-cell office:value-type="float" office:value="0.066462226943017" calcext:value-type="float">
            <text:p>0.066462</text:p>
          </table:table-cell>
          <table:table-cell office:value-type="float" office:value="0.0651169950540595" calcext:value-type="float">
            <text:p>0.065117</text:p>
          </table:table-cell>
          <table:table-cell office:value-type="float" office:value="0.0673966727530906" calcext:value-type="float">
            <text:p>0.067397</text:p>
          </table:table-cell>
          <table:table-cell office:value-type="float" office:value="0.060081164812247" calcext:value-type="float">
            <text:p>0.060081</text:p>
          </table:table-cell>
          <table:table-cell office:value-type="float" office:value="0.0657859102230528" calcext:value-type="float">
            <text:p>0.065786</text:p>
          </table:table-cell>
          <table:table-cell office:value-type="float" office:value="0.0686678891323392" calcext:value-type="float">
            <text:p>0.068668</text:p>
          </table:table-cell>
          <table:table-cell office:value-type="float" office:value="0.0648565270738433" calcext:value-type="float">
            <text:p>0.064857</text:p>
          </table:table-cell>
          <table:table-cell office:value-type="float" office:value="0.061501370711764" calcext:value-type="float">
            <text:p>0.061501</text:p>
          </table:table-cell>
          <table:table-cell office:value-type="float" office:value="0.0598408401529981" calcext:value-type="float">
            <text:p>0.059841</text:p>
          </table:table-cell>
          <table:table-cell office:value-type="float" office:value="0.0655227665821606" calcext:value-type="float">
            <text:p>0.065523</text:p>
          </table:table-cell>
          <table:table-cell office:value-type="float" office:value="0.0671270860620782" calcext:value-type="float">
            <text:p>0.067127</text:p>
          </table:table-cell>
          <table:table-cell office:value-type="float" office:value="0.06433680496777" calcext:value-type="float">
            <text:p>0.064337</text:p>
          </table:table-cell>
          <table:table-cell office:value-type="float" office:value="0.0614958417531888" calcext:value-type="float">
            <text:p>0.061496</text:p>
          </table:table-cell>
          <table:table-cell office:value-type="float" office:value="0.0683932175758098" calcext:value-type="float">
            <text:p>0.068393</text:p>
          </table:table-cell>
          <table:table-cell office:value-type="float" office:value="0.0568091278675708" calcext:value-type="float">
            <text:p>0.056809</text:p>
          </table:table-cell>
          <table:table-cell office:value-type="float" office:value="0.0661963780352449" calcext:value-type="float">
            <text:p>0.066196</text:p>
          </table:table-cell>
          <table:table-cell table:formula="of:=AVERAGE([.B23:.U23])" office:value-type="float" office:value="0.0637357229779983" calcext:value-type="float">
            <text:p>0.063736</text:p>
          </table:table-cell>
        </table:table-row>
        <table:table-row table:style-name="ro1">
          <table:table-cell table:number-columns-repeated="21"/>
          <table:table-cell table:style-name="ce4"/>
        </table:table-row>
        <table:table-row table:style-name="ro1">
          <table:table-cell table:style-name="ce1" office:value-type="string" calcext:value-type="string">
            <text:p>EPOCH</text:p>
          </table:table-cell>
          <table:table-cell table:style-name="ce3" office:value-type="string" calcext:value-type="string">
            <text:p>RUN1</text:p>
          </table:table-cell>
          <table:table-cell table:style-name="ce3" office:value-type="string" calcext:value-type="string">
            <text:p>RUN2</text:p>
          </table:table-cell>
          <table:table-cell table:style-name="ce3" office:value-type="string" calcext:value-type="string">
            <text:p>RUN3</text:p>
          </table:table-cell>
          <table:table-cell table:style-name="ce3" office:value-type="string" calcext:value-type="string">
            <text:p>RUN4</text:p>
          </table:table-cell>
          <table:table-cell table:style-name="ce3" office:value-type="string" calcext:value-type="string">
            <text:p>RUN5</text:p>
          </table:table-cell>
          <table:table-cell table:style-name="ce3" office:value-type="string" calcext:value-type="string">
            <text:p>RUN6</text:p>
          </table:table-cell>
          <table:table-cell table:style-name="ce3" office:value-type="string" calcext:value-type="string">
            <text:p>RUN7</text:p>
          </table:table-cell>
          <table:table-cell table:style-name="ce3" office:value-type="string" calcext:value-type="string">
            <text:p>RUN8</text:p>
          </table:table-cell>
          <table:table-cell table:style-name="ce3" office:value-type="string" calcext:value-type="string">
            <text:p>RUN9</text:p>
          </table:table-cell>
          <table:table-cell table:style-name="ce3" office:value-type="string" calcext:value-type="string">
            <text:p>RUN10</text:p>
          </table:table-cell>
          <table:table-cell table:style-name="ce3" office:value-type="string" calcext:value-type="string">
            <text:p>RUN11</text:p>
          </table:table-cell>
          <table:table-cell table:style-name="ce3" office:value-type="string" calcext:value-type="string">
            <text:p>RUN12</text:p>
          </table:table-cell>
          <table:table-cell table:style-name="ce3" office:value-type="string" calcext:value-type="string">
            <text:p>RUN13</text:p>
          </table:table-cell>
          <table:table-cell table:style-name="ce3" office:value-type="string" calcext:value-type="string">
            <text:p>RUN14</text:p>
          </table:table-cell>
          <table:table-cell table:style-name="ce3" office:value-type="string" calcext:value-type="string">
            <text:p>RUN15</text:p>
          </table:table-cell>
          <table:table-cell table:style-name="ce3" office:value-type="string" calcext:value-type="string">
            <text:p>RUN16</text:p>
          </table:table-cell>
          <table:table-cell table:style-name="ce3" office:value-type="string" calcext:value-type="string">
            <text:p>RUN17</text:p>
          </table:table-cell>
          <table:table-cell table:style-name="ce3" office:value-type="string" calcext:value-type="string">
            <text:p>RUN18</text:p>
          </table:table-cell>
          <table:table-cell table:style-name="ce3" office:value-type="string" calcext:value-type="string">
            <text:p>RUN19</text:p>
          </table:table-cell>
          <table:table-cell table:style-name="ce3" office:value-type="string" calcext:value-type="string">
            <text:p>RUN20</text:p>
          </table:table-cell>
          <table:table-cell office:value-type="string" calcext:value-type="string">
            <text:p>VAL LOSS 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35280986542" calcext:value-type="float">
            <text:p>0.653528</text:p>
          </table:table-cell>
          <table:table-cell office:value-type="float" office:value="0.640290116344824" calcext:value-type="float">
            <text:p>0.640290</text:p>
          </table:table-cell>
          <table:table-cell office:value-type="float" office:value="0.63163545773724" calcext:value-type="float">
            <text:p>0.631635</text:p>
          </table:table-cell>
          <table:table-cell office:value-type="float" office:value="0.639385944131088" calcext:value-type="float">
            <text:p>0.639386</text:p>
          </table:table-cell>
          <table:table-cell office:value-type="float" office:value="0.642727183013784" calcext:value-type="float">
            <text:p>0.642727</text:p>
          </table:table-cell>
          <table:table-cell office:value-type="float" office:value="0.650999897979552" calcext:value-type="float">
            <text:p>0.651000</text:p>
          </table:table-cell>
          <table:table-cell office:value-type="float" office:value="0.660432779557056" calcext:value-type="float">
            <text:p>0.660433</text:p>
          </table:table-cell>
          <table:table-cell office:value-type="float" office:value="0.645588176405832" calcext:value-type="float">
            <text:p>0.645588</text:p>
          </table:table-cell>
          <table:table-cell office:value-type="float" office:value="0.648194199377472" calcext:value-type="float">
            <text:p>0.648194</text:p>
          </table:table-cell>
          <table:table-cell office:value-type="float" office:value="0.657914818658328" calcext:value-type="float">
            <text:p>0.657915</text:p>
          </table:table-cell>
          <table:table-cell office:value-type="float" office:value="0.655488682950163" calcext:value-type="float">
            <text:p>0.655489</text:p>
          </table:table-cell>
          <table:table-cell office:value-type="float" office:value="0.642210986693858" calcext:value-type="float">
            <text:p>0.642211</text:p>
          </table:table-cell>
          <table:table-cell office:value-type="float" office:value="0.633530364110452" calcext:value-type="float">
            <text:p>0.633530</text:p>
          </table:table-cell>
          <table:table-cell office:value-type="float" office:value="0.641304101963481" calcext:value-type="float">
            <text:p>0.641304</text:p>
          </table:table-cell>
          <table:table-cell office:value-type="float" office:value="0.644655364562825" calcext:value-type="float">
            <text:p>0.644655</text:p>
          </table:table-cell>
          <table:table-cell office:value-type="float" office:value="0.652952897673491" calcext:value-type="float">
            <text:p>0.652953</text:p>
          </table:table-cell>
          <table:table-cell office:value-type="float" office:value="0.662414077895727" calcext:value-type="float">
            <text:p>0.662414</text:p>
          </table:table-cell>
          <table:table-cell office:value-type="float" office:value="0.647524940935049" calcext:value-type="float">
            <text:p>0.647525</text:p>
          </table:table-cell>
          <table:table-cell office:value-type="float" office:value="0.650138781975604" calcext:value-type="float">
            <text:p>0.650139</text:p>
          </table:table-cell>
          <table:table-cell office:value-type="float" office:value="0.659888563114303" calcext:value-type="float">
            <text:p>0.659889</text:p>
          </table:table-cell>
          <table:table-cell table:formula="of:=AVERAGE([.B26:.U26])" office:value-type="float" office:value="0.648040271686716" calcext:value-type="float">
            <text:p>0.6480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214174210432" calcext:value-type="float">
            <text:p>0.521417</text:p>
          </table:table-cell>
          <table:table-cell office:value-type="float" office:value="0.4441131362448" calcext:value-type="float">
            <text:p>0.444113</text:p>
          </table:table-cell>
          <table:table-cell office:value-type="float" office:value="0.466522183116" calcext:value-type="float">
            <text:p>0.466522</text:p>
          </table:table-cell>
          <table:table-cell office:value-type="float" office:value="0.4650906222864" calcext:value-type="float">
            <text:p>0.465091</text:p>
          </table:table-cell>
          <table:table-cell office:value-type="float" office:value="0.4977826127604" calcext:value-type="float">
            <text:p>0.497783</text:p>
          </table:table-cell>
          <table:table-cell office:value-type="float" office:value="0.4880919699216" calcext:value-type="float">
            <text:p>0.488092</text:p>
          </table:table-cell>
          <table:table-cell office:value-type="float" office:value="0.4951915478928" calcext:value-type="float">
            <text:p>0.495192</text:p>
          </table:table-cell>
          <table:table-cell office:value-type="float" office:value="0.4861293462036" calcext:value-type="float">
            <text:p>0.486129</text:p>
          </table:table-cell>
          <table:table-cell office:value-type="float" office:value="0.4766133818952" calcext:value-type="float">
            <text:p>0.476613</text:p>
          </table:table-cell>
          <table:table-cell office:value-type="float" office:value="0.5440553570232" calcext:value-type="float">
            <text:p>0.544055</text:p>
          </table:table-cell>
          <table:table-cell office:value-type="float" office:value="0.52298167330633" calcext:value-type="float">
            <text:p>0.522982</text:p>
          </table:table-cell>
          <table:table-cell office:value-type="float" office:value="0.445445475653534" calcext:value-type="float">
            <text:p>0.445445</text:p>
          </table:table-cell>
          <table:table-cell office:value-type="float" office:value="0.467921749665348" calcext:value-type="float">
            <text:p>0.467922</text:p>
          </table:table-cell>
          <table:table-cell office:value-type="float" office:value="0.466485894153259" calcext:value-type="float">
            <text:p>0.466486</text:p>
          </table:table-cell>
          <table:table-cell office:value-type="float" office:value="0.499275960598681" calcext:value-type="float">
            <text:p>0.499276</text:p>
          </table:table-cell>
          <table:table-cell office:value-type="float" office:value="0.489556245831365" calcext:value-type="float">
            <text:p>0.489556</text:p>
          </table:table-cell>
          <table:table-cell office:value-type="float" office:value="0.496677122536478" calcext:value-type="float">
            <text:p>0.496677</text:p>
          </table:table-cell>
          <table:table-cell office:value-type="float" office:value="0.487587734242211" calcext:value-type="float">
            <text:p>0.487588</text:p>
          </table:table-cell>
          <table:table-cell office:value-type="float" office:value="0.478043222040886" calcext:value-type="float">
            <text:p>0.478043</text:p>
          </table:table-cell>
          <table:table-cell office:value-type="float" office:value="0.54568752309427" calcext:value-type="float">
            <text:p>0.545688</text:p>
          </table:table-cell>
          <table:table-cell table:formula="of:=AVERAGE([.B27:.U27])" office:value-type="float" office:value="0.489233508975478" calcext:value-type="float">
            <text:p>0.4892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785950797056" calcext:value-type="float">
            <text:p>0.478595</text:p>
          </table:table-cell>
          <table:table-cell office:value-type="float" office:value="0.407046151314" calcext:value-type="float">
            <text:p>0.407046</text:p>
          </table:table-cell>
          <table:table-cell office:value-type="float" office:value="0.3577356068616" calcext:value-type="float">
            <text:p>0.357736</text:p>
          </table:table-cell>
          <table:table-cell office:value-type="float" office:value="0.3561163168068" calcext:value-type="float">
            <text:p>0.356116</text:p>
          </table:table-cell>
          <table:table-cell office:value-type="float" office:value="0.3554497274724" calcext:value-type="float">
            <text:p>0.355450</text:p>
          </table:table-cell>
          <table:table-cell office:value-type="float" office:value="0.3846862955232" calcext:value-type="float">
            <text:p>0.384686</text:p>
          </table:table-cell>
          <table:table-cell office:value-type="float" office:value="0.3874329648288" calcext:value-type="float">
            <text:p>0.387433</text:p>
          </table:table-cell>
          <table:table-cell office:value-type="float" office:value="0.3530624542236" calcext:value-type="float">
            <text:p>0.353062</text:p>
          </table:table-cell>
          <table:table-cell office:value-type="float" office:value="0.3508097035212" calcext:value-type="float">
            <text:p>0.350810</text:p>
          </table:table-cell>
          <table:table-cell office:value-type="float" office:value="0.3580648859304" calcext:value-type="float">
            <text:p>0.358065</text:p>
          </table:table-cell>
          <table:table-cell office:value-type="float" office:value="0.480030864944717" calcext:value-type="float">
            <text:p>0.480031</text:p>
          </table:table-cell>
          <table:table-cell office:value-type="float" office:value="0.408267289767942" calcext:value-type="float">
            <text:p>0.408267</text:p>
          </table:table-cell>
          <table:table-cell office:value-type="float" office:value="0.358808813682185" calcext:value-type="float">
            <text:p>0.358809</text:p>
          </table:table-cell>
          <table:table-cell office:value-type="float" office:value="0.35718466575722" calcext:value-type="float">
            <text:p>0.357185</text:p>
          </table:table-cell>
          <table:table-cell office:value-type="float" office:value="0.356516076654817" calcext:value-type="float">
            <text:p>0.356516</text:p>
          </table:table-cell>
          <table:table-cell office:value-type="float" office:value="0.38584035440977" calcext:value-type="float">
            <text:p>0.385840</text:p>
          </table:table-cell>
          <table:table-cell office:value-type="float" office:value="0.388595263723286" calcext:value-type="float">
            <text:p>0.388595</text:p>
          </table:table-cell>
          <table:table-cell office:value-type="float" office:value="0.354121641586271" calcext:value-type="float">
            <text:p>0.354122</text:p>
          </table:table-cell>
          <table:table-cell office:value-type="float" office:value="0.351862132631764" calcext:value-type="float">
            <text:p>0.351862</text:p>
          </table:table-cell>
          <table:table-cell office:value-type="float" office:value="0.359139080588191" calcext:value-type="float">
            <text:p>0.359139</text:p>
          </table:table-cell>
          <table:table-cell table:formula="of:=AVERAGE([.B28:.U28])" office:value-type="float" office:value="0.379468268496688" calcext:value-type="float">
            <text:p>0.3794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8544725142" calcext:value-type="float">
            <text:p>0.385447</text:p>
          </table:table-cell>
          <table:table-cell office:value-type="float" office:value="0.327060450684" calcext:value-type="float">
            <text:p>0.327060</text:p>
          </table:table-cell>
          <table:table-cell office:value-type="float" office:value="0.309733143588" calcext:value-type="float">
            <text:p>0.309733</text:p>
          </table:table-cell>
          <table:table-cell office:value-type="float" office:value="0.3189358912212" calcext:value-type="float">
            <text:p>0.318936</text:p>
          </table:table-cell>
          <table:table-cell office:value-type="float" office:value="0.318396797136" calcext:value-type="float">
            <text:p>0.318397</text:p>
          </table:table-cell>
          <table:table-cell office:value-type="float" office:value="0.388925763534" calcext:value-type="float">
            <text:p>0.388926</text:p>
          </table:table-cell>
          <table:table-cell office:value-type="float" office:value="0.3625864497288" calcext:value-type="float">
            <text:p>0.362586</text:p>
          </table:table-cell>
          <table:table-cell office:value-type="float" office:value="0.3209386709232" calcext:value-type="float">
            <text:p>0.320939</text:p>
          </table:table-cell>
          <table:table-cell office:value-type="float" office:value="0.3554828561592" calcext:value-type="float">
            <text:p>0.355483</text:p>
          </table:table-cell>
          <table:table-cell office:value-type="float" office:value="0.3769050697236" calcext:value-type="float">
            <text:p>0.376905</text:p>
          </table:table-cell>
          <table:table-cell office:value-type="float" office:value="0.38660359317426" calcext:value-type="float">
            <text:p>0.386604</text:p>
          </table:table-cell>
          <table:table-cell office:value-type="float" office:value="0.328041632036052" calcext:value-type="float">
            <text:p>0.328042</text:p>
          </table:table-cell>
          <table:table-cell office:value-type="float" office:value="0.310662343018764" calcext:value-type="float">
            <text:p>0.310662</text:p>
          </table:table-cell>
          <table:table-cell office:value-type="float" office:value="0.319892698894864" calcext:value-type="float">
            <text:p>0.319893</text:p>
          </table:table-cell>
          <table:table-cell office:value-type="float" office:value="0.319351987527408" calcext:value-type="float">
            <text:p>0.319352</text:p>
          </table:table-cell>
          <table:table-cell office:value-type="float" office:value="0.390092540824602" calcext:value-type="float">
            <text:p>0.390093</text:p>
          </table:table-cell>
          <table:table-cell office:value-type="float" office:value="0.363674209077986" calcext:value-type="float">
            <text:p>0.363674</text:p>
          </table:table-cell>
          <table:table-cell office:value-type="float" office:value="0.32190148693597" calcext:value-type="float">
            <text:p>0.321901</text:p>
          </table:table-cell>
          <table:table-cell office:value-type="float" office:value="0.356549304727678" calcext:value-type="float">
            <text:p>0.356549</text:p>
          </table:table-cell>
          <table:table-cell office:value-type="float" office:value="0.378035784932771" calcext:value-type="float">
            <text:p>0.378036</text:p>
          </table:table-cell>
          <table:table-cell table:formula="of:=AVERAGE([.B29:.U29])" office:value-type="float" office:value="0.346960896263418" calcext:value-type="float">
            <text:p>0.3469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130269381756" calcext:value-type="float">
            <text:p>0.313027</text:p>
          </table:table-cell>
          <table:table-cell office:value-type="float" office:value="0.336185898048" calcext:value-type="float">
            <text:p>0.336186</text:p>
          </table:table-cell>
          <table:table-cell office:value-type="float" office:value="0.3153489579504" calcext:value-type="float">
            <text:p>0.315349</text:p>
          </table:table-cell>
          <table:table-cell office:value-type="float" office:value="0.3875373703872" calcext:value-type="float">
            <text:p>0.387537</text:p>
          </table:table-cell>
          <table:table-cell office:value-type="float" office:value="0.3185885419596" calcext:value-type="float">
            <text:p>0.318589</text:p>
          </table:table-cell>
          <table:table-cell office:value-type="float" office:value="0.3432653980272" calcext:value-type="float">
            <text:p>0.343265</text:p>
          </table:table-cell>
          <table:table-cell office:value-type="float" office:value="0.3366466879644" calcext:value-type="float">
            <text:p>0.336647</text:p>
          </table:table-cell>
          <table:table-cell office:value-type="float" office:value="0.3468352650048" calcext:value-type="float">
            <text:p>0.346835</text:p>
          </table:table-cell>
          <table:table-cell office:value-type="float" office:value="0.3429903295368" calcext:value-type="float">
            <text:p>0.342990</text:p>
          </table:table-cell>
          <table:table-cell office:value-type="float" office:value="0.3483320793084" calcext:value-type="float">
            <text:p>0.348332</text:p>
          </table:table-cell>
          <table:table-cell office:value-type="float" office:value="0.313966018990127" calcext:value-type="float">
            <text:p>0.313966</text:p>
          </table:table-cell>
          <table:table-cell office:value-type="float" office:value="0.337194455742144" calcext:value-type="float">
            <text:p>0.337194</text:p>
          </table:table-cell>
          <table:table-cell office:value-type="float" office:value="0.316295004824251" calcext:value-type="float">
            <text:p>0.316295</text:p>
          </table:table-cell>
          <table:table-cell office:value-type="float" office:value="0.388699982498362" calcext:value-type="float">
            <text:p>0.388700</text:p>
          </table:table-cell>
          <table:table-cell office:value-type="float" office:value="0.319544307585479" calcext:value-type="float">
            <text:p>0.319544</text:p>
          </table:table-cell>
          <table:table-cell office:value-type="float" office:value="0.344295194221282" calcext:value-type="float">
            <text:p>0.344295</text:p>
          </table:table-cell>
          <table:table-cell office:value-type="float" office:value="0.337656628028293" calcext:value-type="float">
            <text:p>0.337657</text:p>
          </table:table-cell>
          <table:table-cell office:value-type="float" office:value="0.347875770799814" calcext:value-type="float">
            <text:p>0.347876</text:p>
          </table:table-cell>
          <table:table-cell office:value-type="float" office:value="0.34401930052541" calcext:value-type="float">
            <text:p>0.344019</text:p>
          </table:table-cell>
          <table:table-cell office:value-type="float" office:value="0.349377075546325" calcext:value-type="float">
            <text:p>0.349377</text:p>
          </table:table-cell>
          <table:table-cell table:formula="of:=AVERAGE([.B30:.U30])" office:value-type="float" office:value="0.339384060256194" calcext:value-type="float">
            <text:p>0.3393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269404296872" calcext:value-type="float">
            <text:p>0.426940</text:p>
          </table:table-cell>
          <table:table-cell office:value-type="float" office:value="0.3690766606428" calcext:value-type="float">
            <text:p>0.369077</text:p>
          </table:table-cell>
          <table:table-cell office:value-type="float" office:value="0.3886767964332" calcext:value-type="float">
            <text:p>0.388677</text:p>
          </table:table-cell>
          <table:table-cell office:value-type="float" office:value="0.3500236501344" calcext:value-type="float">
            <text:p>0.350024</text:p>
          </table:table-cell>
          <table:table-cell office:value-type="float" office:value="0.3330406806012" calcext:value-type="float">
            <text:p>0.333041</text:p>
          </table:table-cell>
          <table:table-cell office:value-type="float" office:value="0.3362099916384" calcext:value-type="float">
            <text:p>0.336210</text:p>
          </table:table-cell>
          <table:table-cell office:value-type="float" office:value="0.342952181352" calcext:value-type="float">
            <text:p>0.342952</text:p>
          </table:table-cell>
          <table:table-cell office:value-type="float" office:value="0.3483370988064" calcext:value-type="float">
            <text:p>0.348337</text:p>
          </table:table-cell>
          <table:table-cell office:value-type="float" office:value="0.3909365744328" calcext:value-type="float">
            <text:p>0.390937</text:p>
          </table:table-cell>
          <table:table-cell office:value-type="float" office:value="0.4957246185804" calcext:value-type="float">
            <text:p>0.495725</text:p>
          </table:table-cell>
          <table:table-cell office:value-type="float" office:value="0.428221250976262" calcext:value-type="float">
            <text:p>0.428221</text:p>
          </table:table-cell>
          <table:table-cell office:value-type="float" office:value="0.370183890624728" calcext:value-type="float">
            <text:p>0.370184</text:p>
          </table:table-cell>
          <table:table-cell office:value-type="float" office:value="0.3898428268225" calcext:value-type="float">
            <text:p>0.389843</text:p>
          </table:table-cell>
          <table:table-cell office:value-type="float" office:value="0.351073721084803" calcext:value-type="float">
            <text:p>0.351074</text:p>
          </table:table-cell>
          <table:table-cell office:value-type="float" office:value="0.334039802643004" calcext:value-type="float">
            <text:p>0.334040</text:p>
          </table:table-cell>
          <table:table-cell office:value-type="float" office:value="0.337218621613315" calcext:value-type="float">
            <text:p>0.337219</text:p>
          </table:table-cell>
          <table:table-cell office:value-type="float" office:value="0.343981037896056" calcext:value-type="float">
            <text:p>0.343981</text:p>
          </table:table-cell>
          <table:table-cell office:value-type="float" office:value="0.349382110102819" calcext:value-type="float">
            <text:p>0.349382</text:p>
          </table:table-cell>
          <table:table-cell office:value-type="float" office:value="0.392109384156098" calcext:value-type="float">
            <text:p>0.392109</text:p>
          </table:table-cell>
          <table:table-cell office:value-type="float" office:value="0.497211792436141" calcext:value-type="float">
            <text:p>0.497212</text:p>
          </table:table-cell>
          <table:table-cell table:formula="of:=AVERAGE([.B31:.U31])" office:value-type="float" office:value="0.378759156033226" calcext:value-type="float">
            <text:p>0.3787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07703705552" calcext:value-type="float">
            <text:p>0.407704</text:p>
          </table:table-cell>
          <table:table-cell office:value-type="float" office:value="0.417024913338" calcext:value-type="float">
            <text:p>0.417025</text:p>
          </table:table-cell>
          <table:table-cell office:value-type="float" office:value="0.3970282372056" calcext:value-type="float">
            <text:p>0.397028</text:p>
          </table:table-cell>
          <table:table-cell office:value-type="float" office:value="0.421522383546" calcext:value-type="float">
            <text:p>0.421522</text:p>
          </table:table-cell>
          <table:table-cell office:value-type="float" office:value="0.3990460754016" calcext:value-type="float">
            <text:p>0.399046</text:p>
          </table:table-cell>
          <table:table-cell office:value-type="float" office:value="0.3872181303144" calcext:value-type="float">
            <text:p>0.387218</text:p>
          </table:table-cell>
          <table:table-cell office:value-type="float" office:value="0.3996544385592" calcext:value-type="float">
            <text:p>0.399654</text:p>
          </table:table-cell>
          <table:table-cell office:value-type="float" office:value="0.3968977302576" calcext:value-type="float">
            <text:p>0.396898</text:p>
          </table:table-cell>
          <table:table-cell office:value-type="float" office:value="0.4089997399356" calcext:value-type="float">
            <text:p>0.409000</text:p>
          </table:table-cell>
          <table:table-cell office:value-type="float" office:value="0.4273962001056" calcext:value-type="float">
            <text:p>0.427396</text:p>
          </table:table-cell>
          <table:table-cell office:value-type="float" office:value="0.408926816668656" calcext:value-type="float">
            <text:p>0.408927</text:p>
          </table:table-cell>
          <table:table-cell office:value-type="float" office:value="0.418275988078014" calcext:value-type="float">
            <text:p>0.418276</text:p>
          </table:table-cell>
          <table:table-cell office:value-type="float" office:value="0.398219321917217" calcext:value-type="float">
            <text:p>0.398219</text:p>
          </table:table-cell>
          <table:table-cell office:value-type="float" office:value="0.422786950696638" calcext:value-type="float">
            <text:p>0.422787</text:p>
          </table:table-cell>
          <table:table-cell office:value-type="float" office:value="0.400243213627805" calcext:value-type="float">
            <text:p>0.400243</text:p>
          </table:table-cell>
          <table:table-cell office:value-type="float" office:value="0.388379784705343" calcext:value-type="float">
            <text:p>0.388380</text:p>
          </table:table-cell>
          <table:table-cell office:value-type="float" office:value="0.400853401874878" calcext:value-type="float">
            <text:p>0.400853</text:p>
          </table:table-cell>
          <table:table-cell office:value-type="float" office:value="0.398088423448373" calcext:value-type="float">
            <text:p>0.398088</text:p>
          </table:table-cell>
          <table:table-cell office:value-type="float" office:value="0.410226739155407" calcext:value-type="float">
            <text:p>0.410227</text:p>
          </table:table-cell>
          <table:table-cell office:value-type="float" office:value="0.428678388705917" calcext:value-type="float">
            <text:p>0.428678</text:p>
          </table:table-cell>
          <table:table-cell table:formula="of:=AVERAGE([.B32:.U32])" office:value-type="float" office:value="0.406858529154692" calcext:value-type="float">
            <text:p>0.4068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977269513272" calcext:value-type="float">
            <text:p>0.397727</text:p>
          </table:table-cell>
          <table:table-cell office:value-type="float" office:value="0.4362726803688" calcext:value-type="float">
            <text:p>0.436273</text:p>
          </table:table-cell>
          <table:table-cell office:value-type="float" office:value="0.4050072312264" calcext:value-type="float">
            <text:p>0.405007</text:p>
          </table:table-cell>
          <table:table-cell office:value-type="float" office:value="0.4397752860732" calcext:value-type="float">
            <text:p>0.439775</text:p>
          </table:table-cell>
          <table:table-cell office:value-type="float" office:value="0.3839725229076" calcext:value-type="float">
            <text:p>0.383973</text:p>
          </table:table-cell>
          <table:table-cell office:value-type="float" office:value="0.4292192817792" calcext:value-type="float">
            <text:p>0.429219</text:p>
          </table:table-cell>
          <table:table-cell office:value-type="float" office:value="0.41809908591" calcext:value-type="float">
            <text:p>0.418099</text:p>
          </table:table-cell>
          <table:table-cell office:value-type="float" office:value="0.4216599177912" calcext:value-type="float">
            <text:p>0.421660</text:p>
          </table:table-cell>
          <table:table-cell office:value-type="float" office:value="0.4420902785508" calcext:value-type="float">
            <text:p>0.442090</text:p>
          </table:table-cell>
          <table:table-cell office:value-type="float" office:value="0.4395293306712" calcext:value-type="float">
            <text:p>0.439529</text:p>
          </table:table-cell>
          <table:table-cell office:value-type="float" office:value="0.398920132181182" calcext:value-type="float">
            <text:p>0.398920</text:p>
          </table:table-cell>
          <table:table-cell office:value-type="float" office:value="0.437581498409906" calcext:value-type="float">
            <text:p>0.437581</text:p>
          </table:table-cell>
          <table:table-cell office:value-type="float" office:value="0.406222252920079" calcext:value-type="float">
            <text:p>0.406222</text:p>
          </table:table-cell>
          <table:table-cell office:value-type="float" office:value="0.44109461193142" calcext:value-type="float">
            <text:p>0.441095</text:p>
          </table:table-cell>
          <table:table-cell office:value-type="float" office:value="0.385124440476323" calcext:value-type="float">
            <text:p>0.385124</text:p>
          </table:table-cell>
          <table:table-cell office:value-type="float" office:value="0.430506939624538" calcext:value-type="float">
            <text:p>0.430507</text:p>
          </table:table-cell>
          <table:table-cell office:value-type="float" office:value="0.41935338316773" calcext:value-type="float">
            <text:p>0.419353</text:p>
          </table:table-cell>
          <table:table-cell office:value-type="float" office:value="0.422924897544574" calcext:value-type="float">
            <text:p>0.422925</text:p>
          </table:table-cell>
          <table:table-cell office:value-type="float" office:value="0.443416549386452" calcext:value-type="float">
            <text:p>0.443417</text:p>
          </table:table-cell>
          <table:table-cell office:value-type="float" office:value="0.440847918663214" calcext:value-type="float">
            <text:p>0.440848</text:p>
          </table:table-cell>
          <table:table-cell table:formula="of:=AVERAGE([.B33:.U33])" office:value-type="float" office:value="0.421967259545551" calcext:value-type="float">
            <text:p>0.4219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71588115468" calcext:value-type="float">
            <text:p>0.457159</text:p>
          </table:table-cell>
          <table:table-cell office:value-type="float" office:value="0.50599049589" calcext:value-type="float">
            <text:p>0.505990</text:p>
          </table:table-cell>
          <table:table-cell office:value-type="float" office:value="0.474382716984" calcext:value-type="float">
            <text:p>0.474383</text:p>
          </table:table-cell>
          <table:table-cell office:value-type="float" office:value="0.4824400151736" calcext:value-type="float">
            <text:p>0.482440</text:p>
          </table:table-cell>
          <table:table-cell office:value-type="float" office:value="0.45790370505" calcext:value-type="float">
            <text:p>0.457904</text:p>
          </table:table-cell>
          <table:table-cell office:value-type="float" office:value="0.5078155853628" calcext:value-type="float">
            <text:p>0.507816</text:p>
          </table:table-cell>
          <table:table-cell office:value-type="float" office:value="0.4492290086064" calcext:value-type="float">
            <text:p>0.449229</text:p>
          </table:table-cell>
          <table:table-cell office:value-type="float" office:value="0.51136135875" calcext:value-type="float">
            <text:p>0.511361</text:p>
          </table:table-cell>
          <table:table-cell office:value-type="float" office:value="0.5009469042996" calcext:value-type="float">
            <text:p>0.500947</text:p>
          </table:table-cell>
          <table:table-cell office:value-type="float" office:value="0.4876422229008" calcext:value-type="float">
            <text:p>0.487642</text:p>
          </table:table-cell>
          <table:table-cell office:value-type="float" office:value="0.45853028798144" calcext:value-type="float">
            <text:p>0.458530</text:p>
          </table:table-cell>
          <table:table-cell office:value-type="float" office:value="0.50750846737767" calcext:value-type="float">
            <text:p>0.507508</text:p>
          </table:table-cell>
          <table:table-cell office:value-type="float" office:value="0.475805865134952" calcext:value-type="float">
            <text:p>0.475806</text:p>
          </table:table-cell>
          <table:table-cell office:value-type="float" office:value="0.483887335219121" calcext:value-type="float">
            <text:p>0.483887</text:p>
          </table:table-cell>
          <table:table-cell office:value-type="float" office:value="0.45927741616515" calcext:value-type="float">
            <text:p>0.459277</text:p>
          </table:table-cell>
          <table:table-cell office:value-type="float" office:value="0.509339032118888" calcext:value-type="float">
            <text:p>0.509339</text:p>
          </table:table-cell>
          <table:table-cell office:value-type="float" office:value="0.450576695632219" calcext:value-type="float">
            <text:p>0.450577</text:p>
          </table:table-cell>
          <table:table-cell office:value-type="float" office:value="0.51289544282625" calcext:value-type="float">
            <text:p>0.512895</text:p>
          </table:table-cell>
          <table:table-cell office:value-type="float" office:value="0.502449745012499" calcext:value-type="float">
            <text:p>0.502450</text:p>
          </table:table-cell>
          <table:table-cell office:value-type="float" office:value="0.489105149569502" calcext:value-type="float">
            <text:p>0.489105</text:p>
          </table:table-cell>
          <table:table-cell table:formula="of:=AVERAGE([.B34:.U34])" office:value-type="float" office:value="0.484212313080085" calcext:value-type="float">
            <text:p>0.4842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696051587876" calcext:value-type="float">
            <text:p>0.469605</text:p>
          </table:table-cell>
          <table:table-cell office:value-type="float" office:value="0.5134575011148" calcext:value-type="float">
            <text:p>0.513458</text:p>
          </table:table-cell>
          <table:table-cell office:value-type="float" office:value="0.500197995198" calcext:value-type="float">
            <text:p>0.500198</text:p>
          </table:table-cell>
          <table:table-cell office:value-type="float" office:value="0.5030069062788" calcext:value-type="float">
            <text:p>0.503007</text:p>
          </table:table-cell>
          <table:table-cell office:value-type="float" office:value="0.4691252947788" calcext:value-type="float">
            <text:p>0.469125</text:p>
          </table:table-cell>
          <table:table-cell office:value-type="float" office:value="0.5267400967224" calcext:value-type="float">
            <text:p>0.526740</text:p>
          </table:table-cell>
          <table:table-cell office:value-type="float" office:value="0.4792124779596" calcext:value-type="float">
            <text:p>0.479212</text:p>
          </table:table-cell>
          <table:table-cell office:value-type="float" office:value="0.5099247784224" calcext:value-type="float">
            <text:p>0.509925</text:p>
          </table:table-cell>
          <table:table-cell office:value-type="float" office:value="0.5293632863772" calcext:value-type="float">
            <text:p>0.529363</text:p>
          </table:table-cell>
          <table:table-cell office:value-type="float" office:value="0.5131272181464" calcext:value-type="float">
            <text:p>0.513127</text:p>
          </table:table-cell>
          <table:table-cell office:value-type="float" office:value="0.471013974263963" calcext:value-type="float">
            <text:p>0.471014</text:p>
          </table:table-cell>
          <table:table-cell office:value-type="float" office:value="0.514997873618144" calcext:value-type="float">
            <text:p>0.514998</text:p>
          </table:table-cell>
          <table:table-cell office:value-type="float" office:value="0.501698589183594" calcext:value-type="float">
            <text:p>0.501699</text:p>
          </table:table-cell>
          <table:table-cell office:value-type="float" office:value="0.504515926997637" calcext:value-type="float">
            <text:p>0.504516</text:p>
          </table:table-cell>
          <table:table-cell office:value-type="float" office:value="0.470532670663136" calcext:value-type="float">
            <text:p>0.470533</text:p>
          </table:table-cell>
          <table:table-cell office:value-type="float" office:value="0.528320317012567" calcext:value-type="float">
            <text:p>0.528320</text:p>
          </table:table-cell>
          <table:table-cell office:value-type="float" office:value="0.480650115393479" calcext:value-type="float">
            <text:p>0.480650</text:p>
          </table:table-cell>
          <table:table-cell office:value-type="float" office:value="0.511454552757667" calcext:value-type="float">
            <text:p>0.511455</text:p>
          </table:table-cell>
          <table:table-cell office:value-type="float" office:value="0.530951376236332" calcext:value-type="float">
            <text:p>0.530951</text:p>
          </table:table-cell>
          <table:table-cell office:value-type="float" office:value="0.514666599800839" calcext:value-type="float">
            <text:p>0.514667</text:p>
          </table:table-cell>
          <table:table-cell table:formula="of:=AVERAGE([.B35:.U35])" office:value-type="float" office:value="0.502128135485668" calcext:value-type="float">
            <text:p>0.502128</text:p>
          </table:table-cell>
        </table:table-row>
        <table:table-row table:style-name="ro1">
          <table:table-cell table:style-name="ce2" table:number-columns-repeated="6"/>
          <table:table-cell table:style-name="Default"/>
          <table:table-cell table:style-name="ce2" table:number-columns-repeated="3"/>
          <table:table-cell table:style-name="Default"/>
          <table:table-cell table:style-name="ce2"/>
          <table:table-cell table:style-name="Default" table:number-columns-repeated="10"/>
        </table:table-row>
        <table:table-row table:style-name="ro1">
          <table:table-cell table:style-name="ce2"/>
          <table:table-cell table:style-name="Default" table:number-columns-repeated="21"/>
        </table:table-row>
        <table:table-row table:style-name="ro1">
          <table:table-cell table:style-name="ce2"/>
          <table:table-cell table:style-name="Default"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00/00/00</text:date>, <text:time style:data-style-name="N2" text:time-value="21:24:43.9437611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3:14:37.801494170</meta:creation-date>
    <dc:date>2019-07-21T21:29:20.509388646</dc:date>
    <meta:editing-duration>PT1H21M14S</meta:editing-duration>
    <meta:editing-cycles>13</meta:editing-cycles>
    <meta:generator>LibreOffice/6.0.7.3$Linux_X86_64 LibreOffice_project/00m0$Build-3</meta:generator>
    <meta:document-statistic meta:table-count="1" meta:cell-count="726" meta:object-count="0"/>
  </office:meta>
</office:document-meta>
</file>